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612000006126524B440C375F6D5.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4A50000028B97DB54DE44356A46.png" manifest:media-type="image/png"/>
  <manifest:file-entry manifest:full-path="Pictures/100002010000026500000039A0C6231CCCB8F45C.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500000003A28885DA37A188C22.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standard">
      <style:graphic-properties draw:stroke="none" svg:stroke-color="#000000" draw:fill="none" draw:fill-color="#ffffff" draw:auto-grow-height="true" draw:auto-grow-width="false" fo:max-height="0cm" fo:min-height="1.661cm"/>
    </style:style>
    <style:style style:name="gr2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3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36"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3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4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41" style:family="graphic" style:parent-style-name="standard" style:list-style-name="L4">
      <style:graphic-properties draw:stroke="none" draw:fill="none" fo:min-height="4.489cm"/>
    </style:style>
    <style:style style:name="gr42" style:family="graphic" style:parent-style-name="standard" style:list-style-name="L4">
      <style:graphic-properties draw:stroke="none" draw:fill="none" fo:min-height="4.48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4.509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3.877cm"/>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5.215cm"/>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5.847cm"/>
    </style:style>
    <style:style style:name="gr52" style:family="graphic" style:parent-style-name="standard">
      <style:graphic-properties draw:stroke="none" svg:stroke-color="#000000" draw:fill="none" draw:fill-color="#ffffff" draw:auto-grow-height="true" draw:auto-grow-width="false" fo:max-height="0cm" fo:min-height="6.707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5.141cm"/>
    </style:style>
    <style:style style:name="gr55" style:family="graphic" style:parent-style-name="standard">
      <style:graphic-properties draw:fill-color="#355269" draw:textarea-horizontal-align="justify" draw:textarea-vertical-align="middle" draw:auto-grow-height="false" fo:min-height="14.281cm" fo:min-width="1.687cm"/>
    </style:style>
    <style:style style:name="gr56" style:family="graphic" style:parent-style-name="standard">
      <style:graphic-properties draw:fill-color="#e400ff" draw:textarea-horizontal-align="justify" draw:textarea-vertical-align="middle" draw:auto-grow-height="false" fo:min-height="14.281cm" fo:min-width="3.408cm"/>
    </style:style>
    <style:style style:name="gr57" style:family="graphic" style:parent-style-name="standard">
      <style:graphic-properties draw:fill-color="#ffffa6" draw:textarea-horizontal-align="justify" draw:textarea-vertical-align="middle" draw:auto-grow-height="false" fo:min-height="14.281cm" fo:min-width="1.687cm"/>
    </style:style>
    <style:style style:name="gr5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5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60" style:family="graphic" style:parent-style-name="standard">
      <style:graphic-properties draw:stroke="none" draw:fill="none" fo:min-height="1.981cm"/>
    </style:style>
    <style:style style:name="gr61" style:family="graphic" style:parent-style-name="standard">
      <style:graphic-properties draw:stroke="none" draw:fill="none" fo:min-height="1.423cm"/>
    </style:style>
    <style:style style:name="gr6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6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65"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66"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68"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72"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outline1">
      <style:graphic-properties fo:min-height="11.929cm"/>
    </style:style>
    <style:style style:name="pr6" style:family="presentation" style:parent-style-name="Default-title">
      <style:graphic-properties draw:textarea-vertical-align="top" fo:min-height="2.208cm"/>
    </style:style>
    <style:style style:name="pr7" style:family="presentation" style:parent-style-name="Default-outline1" style:list-style-name="L2">
      <style:graphic-properties fo:min-height="11.929cm"/>
    </style:style>
    <style:style style:name="pr8" style:family="presentation" style:parent-style-name="Default-notes" style:list-style-name="L1">
      <style:graphic-properties draw:fill-color="#ffffff" draw:auto-grow-height="true" fo:min-height="13.365cm"/>
    </style:style>
    <style:style style:name="pr9" style:family="presentation" style:parent-style-name="Default-title">
      <style:graphic-properties draw:textarea-vertical-align="top" fo:min-height="1.9cm"/>
    </style:style>
    <style:style style:name="pr10" style:family="presentation" style:parent-style-name="Default-outline1" style:list-style-name="L2">
      <style:graphic-properties fo:min-height="11.929cm"/>
    </style:style>
    <style:style style:name="pr11" style:family="presentation" style:parent-style-name="Default-title">
      <style:graphic-properties draw:textarea-vertical-align="top" fo:min-height="1.737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2.483cm"/>
    </style:style>
    <style:style style:name="pr16" style:family="presentation" style:parent-style-name="Default-title">
      <style:graphic-properties draw:textarea-vertical-align="top" fo:min-height="2.133cm"/>
    </style:style>
    <style:style style:name="pr17" style:family="presentation" style:parent-style-name="Default-title">
      <style:graphic-properties draw:textarea-vertical-align="top" fo:min-height="3.056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3.076cm"/>
    </style:style>
    <style:style style:name="pr21" style:family="presentation" style:parent-style-name="Default-title">
      <style:graphic-properties draw:textarea-vertical-align="top" fo:min-height="1.539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title">
      <style:graphic-properties draw:textarea-vertical-align="top" fo:min-height="1.401cm"/>
    </style:style>
    <style:style style:name="pr30" style:family="presentation" style:parent-style-name="Default-title">
      <style:graphic-properties draw:textarea-vertical-align="top" fo:min-height="2.833cm"/>
    </style:style>
    <style:style style:name="pr31" style:family="presentation" style:parent-style-name="Default-title">
      <style:graphic-properties draw:textarea-vertical-align="top" fo:min-height="2.533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notes">
      <style:graphic-properties draw:fill-color="#ffffff" fo:min-height="13.365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title">
      <style:graphic-properties draw:textarea-vertical-align="top" fo:min-height="1.684cm"/>
    </style:style>
    <style:style style:name="pr41" style:family="presentation" style:parent-style-name="Default-title">
      <style:graphic-properties draw:textarea-vertical-align="top" fo:min-height="2.051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2">
      <style:graphic-properties fo:min-height="11.929cm"/>
    </style:style>
    <style:style style:name="pr54" style:family="presentation" style:parent-style-name="Default-title">
      <style:graphic-properties draw:textarea-vertical-align="top" fo:min-height="3.811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2">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2">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2">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title">
      <style:graphic-properties draw:textarea-vertical-align="top" fo:min-height="1.417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2">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2">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title">
      <style:graphic-properties draw:textarea-vertical-align="top" fo:min-height="3.777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2">
      <style:graphic-properties fo:min-height="11.929cm"/>
    </style:style>
    <style:style style:name="pr75" style:family="presentation" style:parent-style-name="Default-title">
      <style:graphic-properties draw:textarea-vertical-align="top" fo:min-height="1.889cm"/>
    </style:style>
    <style:style style:name="pr76" style:family="presentation" style:parent-style-name="Default-outline1" style:list-style-name="L2">
      <style:graphic-properties fo:min-height="11.929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text-properties fo:language="fr" fo:country="FR"/>
    </style:style>
    <style:style style:name="P13" style:family="paragraph">
      <style:paragraph-properties fo:text-align="center"/>
    </style:style>
    <style:style style:name="P14" style:family="paragraph">
      <style:paragraph-properties fo:text-align="center"/>
      <style:text-properties fo:font-size="42pt" fo:language="fr" fo:country="FR" fo:font-weight="bold" style:font-size-asian="42pt" style:font-weight-asian="bold" style:font-size-complex="42pt" style:font-weight-complex="bold"/>
    </style:style>
    <style:style style:name="P15" style:family="paragraph">
      <loext:graphic-properties draw:fill-color="#94ffba"/>
      <style:paragraph-properties fo:text-align="center"/>
      <style:text-properties fo:language="fr" fo:country="FR"/>
    </style:style>
    <style:style style:name="P16" style:family="paragraph">
      <loext:graphic-properties draw:fill-color="#026b5d"/>
      <style:paragraph-properties fo:text-align="center"/>
      <style:text-properties fo:language="fr" fo:country="FR"/>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9" style:family="paragraph">
      <loext:graphic-properties draw:fill-color="#ff1493"/>
      <style:paragraph-properties fo:text-align="center"/>
      <style:text-properties fo:language="fr" fo:country="FR"/>
    </style:style>
    <style:style style:name="P20" style:family="paragraph">
      <loext:graphic-properties draw:fill-color="#ffe4e1"/>
      <style:paragraph-properties fo:text-align="center"/>
      <style:text-properties fo:language="fr" fo:country="FR"/>
    </style:style>
    <style:style style:name="P21" style:family="paragraph">
      <style:paragraph-properties fo:text-align="start"/>
      <style:text-properties fo:font-size="32pt" fo:language="fr" fo:country="FR" fo:font-weight="bold" style:font-size-asian="32pt" style:font-size-complex="32pt"/>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ffffff"/>
      <style:text-properties fo:font-size="16.8999996185303pt" fo:language="fr" fo:country="FR" style:font-size-asian="16pt" style:font-size-complex="16pt"/>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685496"/>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9" style:family="paragraph">
      <loext:graphic-properties draw:fill="none" draw:fill-color="#ffffff"/>
      <style:text-properties fo:font-size="17.8999996185303pt" fo:language="fr" fo:country="FR" fo:font-weight="bold" style:font-weight-asian="bold" style:font-weight-complex="bold"/>
    </style:style>
    <style:style style:name="P30" style:family="paragraph">
      <loext:graphic-properties draw:fill="none"/>
      <style:paragraph-properties fo:text-align="center"/>
      <style:text-properties fo:font-size="17.8999996185303pt" fo:language="fr" fo:country="FR"/>
    </style:style>
    <style:style style:name="P31"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2" style:family="paragraph">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style>
    <style:style style:name="P34" style:family="paragraph">
      <style:paragraph-properties fo:margin-left="0cm" fo:margin-right="0cm" fo:margin-top="0.497cm" fo:margin-bottom="0cm" fo:text-indent="0cm"/>
      <style:text-properties fo:font-size="28pt" fo:language="fr" fo:country="FR" style:font-size-asian="28pt" style:font-size-complex="28pt"/>
    </style:style>
    <style:style style:name="P35" style:family="paragraph">
      <loext:graphic-properties draw:fill="none"/>
      <style:text-properties fo:font-size="17.8999996185303pt" fo:language="fr" fo:country="FR"/>
    </style:style>
    <style:style style:name="P36"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e400ff"/>
      <style:paragraph-properties fo:text-align="center"/>
      <style:text-properties fo:language="fr" fo:country="FR"/>
    </style:style>
    <style:style style:name="P40" style:family="paragraph">
      <loext:graphic-properties draw:fill-color="#ffffff"/>
      <style:paragraph-properties fo:text-align="start"/>
      <style:text-properties fo:font-size="22pt" fo:language="fr" fo:country="FR" style:font-size-asian="22pt" style:font-size-complex="22pt"/>
    </style:style>
    <style:style style:name="P41" style:family="paragraph">
      <loext:graphic-properties draw:fill-color="#ffffff"/>
      <style:text-properties fo:language="fr" fo:country="FR"/>
    </style:style>
    <style:style style:name="P42" style:family="paragraph">
      <loext:graphic-properties draw:fill-color="#ffffa6"/>
      <style:paragraph-properties fo:text-align="center"/>
      <style:text-properties fo:language="fr" fo:country="FR"/>
    </style:style>
    <style:style style:name="P43"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4" style:family="paragraph">
      <loext:graphic-properties draw:fill-color="#ff4000"/>
      <style:paragraph-properties fo:text-align="center"/>
      <style:text-properties fo:language="fr" fo:country="FR" fo:font-weight="bold"/>
    </style:style>
    <style:style style:name="P45" style:family="paragraph">
      <style:paragraph-properties fo:text-align="center"/>
      <style:text-properties fo:font-weight="bold" style:font-size-asian="24pt" style:font-weight-asian="bold" style:font-size-complex="24pt" style:font-weight-complex="bold"/>
    </style:style>
    <style:style style:name="P46" style:family="paragraph">
      <style:paragraph-properties fo:text-align="center"/>
      <style:text-properties fo:color="#729fcf" fo:font-size="22pt" fo:font-weight="bold" style:font-size-asian="22pt" style:font-weight-asian="bold" style:font-size-complex="22pt" style:font-weight-complex="bold"/>
    </style:style>
    <style:style style:name="P47" style:family="paragraph">
      <style:paragraph-properties fo:text-align="center"/>
      <style:text-properties fo:font-size="22pt" style:font-size-asian="22pt" style:font-size-complex="22pt"/>
    </style:style>
    <style:style style:name="P48" style:family="paragraph">
      <loext:graphic-properties draw:fill-color="#ffffff"/>
      <style:text-properties fo:font-size="32pt" fo:language="fr" fo:country="FR" fo:font-weight="bold" style:font-weight-asian="bold" style:font-weight-complex="bold"/>
    </style:style>
    <style:style style:name="P49"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8pt" fo:language="fr" fo:country="FR" fo:font-weight="bold" style:font-size-asian="48pt" style:font-weight-asian="bold" style:font-size-complex="48pt" style:font-weight-complex="bold"/>
    </style:style>
    <style:style style:name="T6" style:family="text">
      <style:text-properties fo:language="fr" fo:country="FR"/>
    </style:style>
    <style:style style:name="T7" style:family="text">
      <style:text-properties fo:font-size="48pt" fo:language="fr" fo:country="FR" fo:font-weight="bold" style:font-size-asian="48pt" style:font-size-complex="48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color="#000000" fo:font-size="12pt" fo:language="fr" fo:country="FR" fo:font-weight="bold" style:font-size-asian="12pt" style:font-weight-asian="bold" style:font-size-complex="12pt" style:font-weight-complex="bold"/>
    </style:style>
    <style:style style:name="T15" style:family="text">
      <style:text-properties fo:color="#000000" fo:font-size="12pt" fo:language="fr" fo:country="FR" fo:font-weight="normal" style:font-size-asian="12pt" style:font-weight-asian="normal" style:font-size-complex="12pt" style:font-weight-complex="normal"/>
    </style:style>
    <style:style style:name="T16" style:family="text">
      <style:text-properties fo:font-size="16pt" fo:language="fr" fo:country="FR" style:font-size-asian="16pt" style:font-size-complex="16pt"/>
    </style:style>
    <style:style style:name="T17" style:family="text">
      <style:text-properties fo:font-size="20pt" fo:language="fr" fo:country="FR"/>
    </style:style>
    <style:style style:name="T1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size="18pt" fo:language="fr" fo:country="FR"/>
    </style:style>
    <style:style style:name="T24" style:family="text">
      <style:text-properties fo:font-size="26pt" fo:language="fr" fo:country="FR" fo:font-weight="normal" style:font-size-asian="26pt" style:font-weight-asian="normal" style:font-size-complex="26pt" style:font-weight-complex="normal"/>
    </style:style>
    <style:style style:name="T25" style:family="text">
      <style:text-properties fo:font-size="28pt" fo:language="fr" fo:country="FR" style:font-size-asian="28pt" style:font-size-complex="28pt"/>
    </style:style>
    <style:style style:name="T26" style:family="text">
      <style:text-properties fo:font-size="28pt" fo:language="fr" fo:country="FR" fo:font-weight="bold" style:font-size-asian="28pt" style:font-weight-asian="bold" style:font-size-complex="28pt" style:font-weight-complex="bold"/>
    </style:style>
    <style:style style:name="T27"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size="32pt" fo:language="fr" fo:country="FR" fo:font-weight="bold" style:font-size-asian="32pt" style:font-weight-asian="bold" style:font-size-complex="32pt" style:font-weight-complex="bold"/>
    </style:style>
    <style:style style:name="T31" style:family="text">
      <style:text-properties fo:font-size="21.2000007629395pt" fo:language="fr" fo:country="FR" fo:font-style="italic" style:font-style-asian="italic" style:font-style-complex="italic"/>
    </style:style>
    <style:style style:name="T32" style:family="text">
      <style:text-properties fo:font-size="17.8999996185303pt"/>
    </style:style>
    <style:style style:name="T3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4" style:family="text">
      <style:text-properties fo:color="#ffa6a6" fo:font-size="36pt" fo:language="fr" fo:country="FR" fo:font-weight="normal" style:font-size-asian="36pt" style:font-weight-asian="normal" style:font-size-complex="36pt" style:font-weight-complex="normal"/>
    </style:style>
    <style:style style:name="T35" style:family="text">
      <style:text-properties fo:color="#ffffff" fo:font-size="36pt" fo:language="fr" fo:country="FR" fo:font-weight="normal" style:font-size-asian="36pt" style:font-weight-asian="normal" style:font-size-complex="36pt" style:font-weight-complex="normal"/>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2pt" fo:language="fr" fo:country="FR" style:font-size-asian="22pt" style:font-size-complex="22pt"/>
    </style:style>
    <style:style style:name="T38" style:family="text">
      <style:text-properties fo:color="#ffffff" fo:font-size="28pt" fo:language="fr" fo:country="FR" fo:font-weight="bold" style:font-size-asian="28pt" style:font-weight-asian="bold" style:font-size-complex="28pt" style:font-weight-complex="bold"/>
    </style:style>
    <style:style style:name="T39" style:family="text">
      <style:text-properties fo:color="#00a933" fo:font-size="24pt" fo:language="fr" fo:country="FR" fo:font-weight="bold" style:font-size-asian="24pt" style:font-weight-asian="bold" style:font-size-complex="24pt" style:font-weight-complex="bold"/>
    </style:style>
    <style:style style:name="T40" style:family="text">
      <style:text-properties fo:color="#ffd428" fo:font-size="24pt" fo:language="fr" fo:country="FR" fo:font-weight="bold" style:font-size-asian="24pt" style:font-weight-asian="bold" style:font-size-complex="24pt" style:font-weight-complex="bold"/>
    </style:style>
    <style:style style:name="T41" style:family="text">
      <style:text-properties fo:color="#729fcf" fo:font-size="22pt" fo:language="fr" fo:country="FR" fo:font-weight="bold" style:font-size-asian="22pt" style:font-weight-asian="bold" style:font-size-complex="22pt" style:font-weight-complex="bold"/>
    </style:style>
    <style:style style:name="T42" style:family="text">
      <style:text-properties fo:color="#000000" fo:font-size="22pt" fo:language="fr" fo:country="FR" fo:font-weight="normal" style:font-size-asian="22pt" style:font-weight-asian="normal" style:font-size-complex="22pt" style:font-weight-complex="normal"/>
    </style:style>
    <style:style style:name="T43" style:family="text">
      <style:text-properties fo:color="#ff4000" fo:font-size="24pt" fo:language="fr" fo:country="FR" fo:font-weight="bold" style:font-size-asian="24pt" style:font-weight-asian="bold" style:font-size-complex="24pt" style:font-weight-complex="bold"/>
    </style:style>
    <style:style style:name="T44"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5.624cm" svg:height="3.507cm" svg:x="1.376cm" svg:y="18.185cm" presentation:class="title" presentation:user-transformed="true">
          <draw:text-box>
            <text:p text:style-name="P1"><text:span text:style-name="T2">Septembre 2020 – MMI 1 -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1.995cm" svg:height="1.995cm" svg:x="24.8cm" svg:y="18.6cm">
          <draw:image xlink:href="Pictures/1000020100000612000006126524B440C375F6D5.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30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2.179cm" svg:x="1.1cm" svg:y="0.924cm" presentation:class="outline" presentation:user-transformed="true">
          <draw:text-box>
            <text:list text:style-name="L2">
              <text:list-item>
                <text:p><text:span text:style-name="T5">Un CM</text:span></text:p>
              </text:list-item>
              <text:list-item>
                <text:p><text:span text:style-name="T5">4 TD</text:span></text:p>
              </text:list-item>
              <text:list-item>
                <text:p><text:span text:style-name="T5">1 TP</text:span><text:span text:style-name="T6"><text:line-break/></text:span><text:span text:style-name="T6"/></text:p>
              </text:list-item>
              <text:list-item>
                <text:p xml:id="id1" text:id="id1"><text:span text:style-name="T7">Quiz à la fin de chaque c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4" draw:layer="layout" svg:width="26.924cm" svg:height="2.208cm" svg:x="0.536cm" svg:y="9.672cm" presentation:class="title" presentation:user-transformed="true">
          <draw:text-box>
            <text:p text:style-name="P13"><text:span text:style-name="T8">Que signifie HTML ?</text:span></text:p>
          </draw:text-box>
        </draw:frame>
        <draw:custom-shape draw:style-name="gr8" draw:text-style-name="P15"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8" draw:text-style-name="P15"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683cm" svg:x="1.116cm" svg:y="0.916cm" presentation:class="outline" presentation:user-transformed="true">
          <draw:text-box>
            <text:list text:style-name="L2">
              <text:list-item>
                <text:p text:style-name="P17"><text:span text:style-name="T9">Signifie HyperText Markup Language </text:span></text:p>
              </text:list-item>
              <text:list-item>
                <text:p text:style-name="P17"><text:span text:style-name="T9">Sert à structurer des pages web à l’aide de balises définies</text:span></text:p>
              </text:list-item>
              <text:list-item>
                <text:p text:style-name="P17"><text:span text:style-name="T9">Présentement à la version 5.2</text:span></text:p>
              </text:list-item>
              <text:list-item>
                <text:p text:style-name="P17"><text:span text:style-name="T9">Langage de description / balisage – Structures conditionnelles impossibles</text:span></text:p>
              </text:list-item>
              <text:list-item>
                <text:p><text:span text:style-name="T10">Inventé par Tim Berners-Lee à la fin des années 80</text:span></text:p>
              </text:list-item>
              <text:list-item>
                <text:p><text:span text:style-name="T10">Langage Open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5" presentation:class="page"/>
          <draw:frame presentation:style-name="pr8"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text:span text:style-name="T12">adresses web </text:span></text:p>
                            </text:list-item>
                            <text:list-item>
                              <text:p><text:span text:style-name="T12">protocole HTTP (communication client-serveur)</text:span></text:p>
                            </text:list-item>
                            <text:list-item>
                              <text:p><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text:span text:style-name="T12">Le HTML n’est pas un langage de programmation. Il ne permet pas de mettre en place des conditions (if, else, boucle while…)</text:span></text:p>
                  <text:p><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13">W3C - World Wide Web Consortium </text:span></text:p>
          </draw:text-box>
        </draw:frame>
        <draw:frame presentation:style-name="pr10" draw:text-style-name="P18" draw:layer="layout" svg:width="26.06cm" svg:height="12.179cm" svg:x="1.37cm" svg:y="3.06cm" presentation:class="outline" presentation:user-transformed="true">
          <draw:text-box>
            <text:list text:style-name="L2">
              <text:list-item>
                <text:p text:style-name="P17"><text:span text:style-name="T9">Inventé par Tim Berners-Lee en oct. 94</text:span></text:p>
              </text:list-item>
              <text:list-item>
                <text:p text:style-name="P17"><text:span text:style-name="T9">Corsortium standarisant le HTML</text:span></text:p>
              </text:list-item>
              <text:list-item>
                <text:p text:style-name="P17"><text:span text:style-name="T9">Les membres sont des entreprises qui paient</text:span></text:p>
              </text:list-item>
              <text:list-item>
                <text:p text:style-name="P17"><text:span text:style-name="T9">WHATWG - 2004</text:span></text:p>
                <text:list>
                  <text:list-item>
                    <text:p text:style-name="P1"><text:span text:style-name="T9">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4">Sources :</text:span></text:p>
            <text:p><text:span text:style-name="T14">-</text:span><text:span text:style-name="T15"> https://www.w3.org/</text:span></text:p>
            <text:p><text:span text:style-name="T15">- </text:span><text:span text:style-name="T15"><text:a xlink:href="https://www.w3.org/TR/media-source/" xlink:type="simple">https://www.w3.org/TR/media-source/</text:a></text:span></text:p>
            <text:p><text:span text:style-name="T15">- https://www.youtube.com/watch?v=WLqc0EX8Bmg</text:span></text:p>
            <text:p><text:span text:style-name="T15"/></text:p>
          </draw:text-box>
        </draw:frame>
        <presentation:notes draw:style-name="dp2">
          <draw:page-thumbnail draw:style-name="gr3" draw:layer="layout" svg:width="13.586cm" svg:height="11.136cm" svg:x="3.703cm" svg:y="2.252cm" draw:page-number="6" presentation:class="page"/>
          <draw:frame presentation:style-name="pr3" draw:text-style-name="P23" draw:layer="layout" svg:width="16.799cm" svg:height="13.365cm" svg:x="2.1cm" svg:y="14.103cm" presentation:class="notes" presentation:user-transformed="true">
            <draw:text-box>
              <text:p><text:span text:style-name="T16">- On retrouve Apple, Netflix ou encore Microsoft au W3C. Netflix va notamment contribuer à une technologie (</text:span><text:span text:style-name="T16"><text:a xlink:href="https://www.w3.org/TR/media-source/" xlink:type="simple">https://www.w3.org/TR/media-source/</text:a></text:span><text:span text:style-name="T16">) utilisée dans l’épisode Bandersnatch de Black Mirror</text:span></text:p>
              <text:p><text:span text:style-name="T16">- Le W3C définit également les standards du javascript ou du CSS</text:span></text:p>
              <text:p><text:span text:style-name="T16">- Face à la lenteur du W3C, Apple (Safari), Mozilla (Firefox) et Opera (Opera) forment le WHATWG (Web Hypertext Application Technology Working Group). L’idée étant de définir ensemble les standards du web.</text:span></text:p>
              <text:p><text:span text:style-name="T16">- </text:span></text:p>
            </draw:text-box>
          </draw:frame>
        </presentation:notes>
      </draw:page>
      <draw:page draw:name="page7" draw:style-name="dp1" draw:master-page-name="Default" presentation:presentation-page-layout-name="AL1T0">
        <office:forms form:automatic-focus="false" form:apply-design-mode="fals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Page web</text:span></text:p>
          </draw:text-box>
        </draw:frame>
        <draw:frame presentation:style-name="pr12" draw:text-style-name="P18" draw:layer="layout" svg:width="25.198cm" svg:height="12.179cm" svg:x="1.37cm" svg:y="3.06cm" presentation:class="outline" presentation:user-transformed="true">
          <draw:text-box>
            <text:list text:style-name="L2">
              <text:list-item>
                <text:p text:style-name="P17"><text:span text:style-name="T9">Fichier texte au format .html ou .htm</text:span></text:p>
              </text:list-item>
              <text:list-item>
                <text:p text:style-name="P17"><text:span text:style-name="T9">Peut contenir du texte, des médias, des liens, des fichiers CSS ou javascript</text:span></text:p>
              </text:list-item>
              <text:list-item>
                <text:p text:style-name="P17"><text:span text:style-name="T9">Peut être développé sous TextEdit (MacOS) ou Bloc-Notes (Windows)</text:span></text:p>
              </text:list-item>
              <text:list-item>
                <text:p text:style-name="P17"><text:span text:style-name="T9">Le plus populaire : Visual Studio Code (Linux, MacOS, Windows)</text:span></text:p>
              </text:list-item>
            </text:list>
          </draw:text-box>
        </draw:frame>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 Les liens sont également appelés « hypertextes »</text:span></text:p>
              <text:p><text:span text:style-name="T17">-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7">- Il existe également : SublimeText (freemium), Brackets (gratuit), Atom (gratuit), Notepad++, Dreamweaver</text:span></text:p>
              <text:p><text:span text:style-name="T17"/></text:p>
            </draw:text-box>
          </draw:frame>
        </presentation:notes>
      </draw:page>
      <draw:page draw:name="page8" draw:style-name="dp1" draw:master-page-name="Default" presentation:presentation-page-layout-name="AL1T0">
        <office:forms form:automatic-focus="false" form:apply-design-mode="false"/>
        <draw:frame presentation:style-name="pr11" draw:text-style-name="P21" draw:layer="layout" svg:width="25.198cm" svg:height="1.737cm" svg:x="1.393cm" svg:y="0.836cm" presentation:class="title" presentation:user-transformed="true">
          <draw:text-box>
            <text:p text:style-name="P1"><text:span text:style-name="T13">Site web</text:span></text:p>
          </draw:text-box>
        </draw:frame>
        <draw:frame presentation:style-name="pr13" draw:text-style-name="P18" draw:layer="layout" svg:width="25.806cm" svg:height="14.739cm" svg:x="1.37cm" svg:y="3.06cm" presentation:class="outline" presentation:user-transformed="true">
          <draw:text-box>
            <text:list text:style-name="L2">
              <text:list-item>
                <text:p text:style-name="P17"><text:span text:style-name="T9">Ensemble de pages web liées par des liens</text:span></text:p>
              </text:list-item>
              <text:list-item>
                <text:p text:style-name="P17"><text:span text:style-name="T18">Accessible via Internet</text:span><text:span text:style-name="T9">, réseau informatique mondial et public grâce à une adresse web</text:span></text:p>
              </text:list-item>
              <text:list-item>
                <text:p text:style-name="P17"><text:span text:style-name="T9">Le fichier index.html fait office de porte d’entrée pour un site</text:span></text:p>
              </text:list-item>
              <text:list-item>
                <text:p text:style-name="P17"><text:span text:style-name="T9">Affiché grâce à un navigateur</text:span></text:p>
                <text:list>
                  <text:list-item>
                    <text:p text:style-name="P1"><text:span text:style-name="T19">Si la page est locale, il suffit d’ouvrir une des pages de votre site avec un navigateur </text:span></text:p>
                  </text:list-item>
                </text:list>
              </text:list-item>
            </text:list>
          </draw:text-box>
        </draw:frame>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7">- Un site Internet n’existe pas, seul le site web existe. Internet désigne « le réseau mondial accessible au public » - wikipedia</text:span></text:p>
              <text:p><text:span text:style-name="T17">- Un intranet est un réseau internet limité à un lieu précis (entreprise par exemple)</text:span></text:p>
              <text:p><text:span text:style-name="T17">- Le darknet est un réseau internet où les utilisateurs sont anonymes</text:span></text:p>
              <text:p><text:span text:style-name="T17">- Un site peut ne pas avoir de page index.html, mais il faudra faire une configuration serveur, inutile de se casser la tête</text:span></text:p>
              <text:p><text:span text:style-name="T17"/></text:p>
            </draw:text-box>
          </draw:frame>
        </presentation:notes>
      </draw:page>
      <draw:page draw:name="page9" draw:style-name="dp1" draw:master-page-name="Default" presentation:presentation-page-layout-name="AL1T0">
        <office:forms form:automatic-focus="false" form:apply-design-mode="false"/>
        <draw:frame presentation:style-name="pr11" draw:text-style-name="P21" draw:layer="layout" svg:width="25.198cm" svg:height="1.737cm" svg:x="1.393cm" svg:y="0.836cm" presentation:class="title" presentation:user-transformed="true">
          <draw:text-box>
            <text:p text:style-name="P1"><text:span text:style-name="T13">Navigateur web</text:span></text:p>
          </draw:text-box>
        </draw:frame>
        <draw:frame presentation:style-name="pr14" draw:text-style-name="P18" draw:layer="layout" svg:width="25.806cm" svg:height="12.179cm" svg:x="1.37cm" svg:y="3.06cm" presentation:class="outline" presentation:user-transformed="true">
          <draw:text-box>
            <text:list text:style-name="L2">
              <text:list-item>
                <text:p text:style-name="P17"><text:span text:style-name="T9">Logiciel permettant de lire des sites web</text:span></text:p>
              </text:list-item>
              <text:list-item>
                <text:p text:style-name="P17"><text:span text:style-name="T9">Chrome est le plus populaire (PC et mobile) (+60 % de pdm)</text:span></text:p>
              </text:list-item>
              <text:list-item>
                <text:p text:style-name="P17"><text:span text:style-name="T9">Il lit la page web du haut en bas</text:span></text:p>
              </text:list-item>
              <text:list-item>
                <text:p text:style-name="P17"><text:span text:style-name="T9">Un navigateur n’est plus uniquement sur PC</text:span></text:p>
              </text:list-item>
              <text:list-item>
                <text:p text:style-name="P17"><text:span text:style-name="T9">Accès à un site via une adresse web</text:span></text:p>
              </text:list-item>
            </text:list>
          </draw:text-box>
        </draw:frame>
        <draw:custom-shape draw:style-name="gr9"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5"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 Chrome a pour concurrent Firefox, Safari ou encore Internet Explorer (à ne pas utiliser) et Edge (Version de Microsoft de Chrome)</text:span></text:p>
              <text:p><text:span text:style-name="T17">- Une page étant lue de haut en bas, les éléments critiques doivent être le plus haut possible sur la page</text:span></text:p>
              <text:p><text:span text:style-name="T17">- Un navigateur se trouve également sur mobile (smartphone et tablette), tv</text:span></text:p>
              <text:p><text:span text:style-name="T17"/></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1" draw:layer="layout" svg:width="25.198cm" svg:height="1.737cm" svg:x="1.393cm" svg:y="0.836cm" presentation:class="title" presentation:user-transformed="true">
          <draw:text-box>
            <text:p text:style-name="P1"><text:span text:style-name="T13">Adresse web</text:span></text:p>
          </draw:text-box>
        </draw:frame>
        <draw:frame presentation:style-name="pr15" draw:text-style-name="P14" draw:layer="layout" svg:width="26.924cm" svg:height="2.483cm" svg:x="0.536cm" svg:y="9.672cm" presentation:class="title" presentation:user-transformed="true">
          <draw:text-box>
            <text:p text:style-name="P13"><text:span text:style-name="T8">http://www.example.com</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4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xml:id="id2" draw:id="id2" draw:layer="layout" svg:width="4.571cm" svg:height="2.009cm" svg:x="4.824cm" svg:y="9.672cm">
          <text:p/>
          <draw:enhanced-geometry svg:viewBox="0 0 21600 21600" draw:type="rectangle" draw:enhanced-path="M 0 0 L 21600 0 21600 21600 0 21600 0 0 Z N"/>
        </draw:custom-shape>
        <draw:polyline draw:style-name="gr18" draw:text-style-name="P27" xml:id="id3" draw:id="id3" draw:layer="layout" svg:width="0cm" svg:height="3.067cm" svg:x="4.823cm" svg:y="6.601cm" svg:viewBox="0 0 0 3068" draw:points="0,3068 0,0">
          <text:p/>
        </draw:polyline>
        <draw:frame presentation:style-name="pr16" draw:text-style-name="P28" xml:id="id4" draw:id="id4" draw:layer="layout" svg:width="7.113cm" svg:height="2.133cm" svg:x="5.079cm" svg:y="6.348cm" presentation:class="title" presentation:user-transformed="true">
          <draw:text-box>
            <text:p text:style-name="P1"><text:span text:style-name="T9">Protocole</text:span></text:p>
          </draw:text-box>
        </draw:frame>
        <draw:custom-shape draw:style-name="gr19" draw:text-style-name="P27" xml:id="id5" draw:id="id5" draw:layer="layout" svg:width="13.207cm" svg:height="2.009cm" svg:x="9.651cm" svg:y="9.672cm">
          <text:p/>
          <draw:enhanced-geometry svg:viewBox="0 0 21600 21600" draw:type="rectangle" draw:enhanced-path="M 0 0 L 21600 0 21600 21600 0 21600 0 0 Z N"/>
        </draw:custom-shape>
        <draw:polyline draw:style-name="gr20" draw:text-style-name="P27" xml:id="id6" draw:id="id6" draw:layer="layout" svg:width="0cm" svg:height="3.067cm" svg:x="9.65cm" svg:y="11.661cm" svg:viewBox="0 0 0 3068" draw:points="0,3068 0,0">
          <text:p/>
        </draw:polyline>
        <draw:frame presentation:style-name="pr16" draw:text-style-name="P28" xml:id="id7" draw:id="id7" draw:layer="layout" svg:width="10.16cm" svg:height="2.133cm" svg:x="9.904cm" svg:y="13.561cm" presentation:class="title" presentation:user-transformed="true">
          <draw:text-box>
            <text:p text:style-name="P1"><text:span text:style-name="T9">Nom de domaine</text:span></text:p>
          </draw:text-box>
        </draw:frame>
        <draw:frame draw:style-name="gr21" draw:text-style-name="P29" draw:layer="layout" svg:width="25.147cm" svg:height="2.863cm" svg:x="1.015cm" svg:y="18.54cm">
          <draw:text-box>
            <text:p><text:span text:style-name="T20">Sources :</text:span></text:p>
            <text:p><text:span text:style-name="T21">- https://developer.mozilla.org/fr/docs/Apprendre/Comprendre_les_URL</text:span></text:p>
            <text:p><text:span text:style-name="T21">- https://fr.wikipedia.org/wiki/Domaine_de_premier_niveau_national</text:span></text:p>
            <text:p><text:span text:style-name="T21"/></text:p>
          </draw:text-box>
        </draw:frame>
        <draw:custom-shape draw:style-name="gr22" draw:text-style-name="P27" xml:id="id8" draw:id="id8" draw:layer="layout" svg:width="3.481cm" svg:height="1.888cm" svg:x="19.304cm" svg:y="9.719cm">
          <text:p/>
          <draw:enhanced-geometry svg:viewBox="0 0 21600 21600" draw:type="rectangle" draw:enhanced-path="M 0 0 L 21600 0 21600 21600 0 21600 0 0 Z N"/>
        </draw:custom-shape>
        <draw:polyline draw:style-name="gr23" draw:text-style-name="P27" xml:id="id9" draw:id="id9" draw:layer="layout" svg:width="0cm" svg:height="3.067cm" svg:x="19.303cm" svg:y="6.601cm" svg:viewBox="0 0 0 3068" draw:points="0,3068 0,0">
          <text:p/>
        </draw:polyline>
        <draw:frame presentation:style-name="pr16" draw:text-style-name="P28" xml:id="id10" draw:id="id10" draw:layer="layout" svg:width="8.128cm" svg:height="2.133cm" svg:x="19.557cm" svg:y="6.349cm" presentation:class="title" presentation:user-transformed="true">
          <draw:text-box>
            <text:p text:style-name="P1"><text:span text:style-name="T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a paire nom (exemple) / extension (com) est unique. Exemple : nissan.</text:span></text:p>
              <text:p><text:span text:style-name="T17">- Au début du web certaines entreprises, comme Microsoft, n’avaient pas acheté leurs domaines, la loi étant floue à l’époque ils ont dû le payer très cher.</text:span></text:p>
              <text:p><text:span text:style-name="T17">- A la base, chaque extension avait un rôle défini:</text:span><text:span text:style-name="T17"><text:line-break/></text:span><text:span text:style-name="T17">- .fr : pour France | be : pour Belgique</text:span></text:p>
              <text:p><text:span text:style-name="T17"><text:s text:c="3"/></text:span><text:span text:style-name="T17">- .org : organisation</text:span></text:p>
              <text:p><text:span text:style-name="T17"><text:s text:c="3"/></text:span><text:span text:style-name="T17">- .net : pour les sociétés en rapport avec Internet ou le réseau</text:span></text:p>
              <text:p><text:span text:style-name="T17"><text:s text:c="3"/></text:span><text:span text:style-name="T17">etc.</text:span></text:p>
            </draw:text-box>
          </draw:frame>
        </presentation:notes>
      </draw:page>
      <draw:page draw:name="page11" draw:style-name="dp1" draw:master-page-name="Default" presentation:presentation-page-layout-name="AL1T0">
        <office:forms form:automatic-focus="false" form:apply-design-mode="false"/>
        <draw:frame presentation:style-name="pr17" draw:text-style-name="P21" draw:layer="layout" svg:width="25.198cm" svg:height="3.056cm" svg:x="1.393cm" svg:y="0.836cm" presentation:class="title" presentation:user-transformed="true">
          <draw:text-box>
            <text:p text:style-name="P1"><text:span text:style-name="T13">Adresse web </text:span><text:span text:style-name="T13"><text:line-break/></text:span><text:span text:style-name="T22">chaque paire nom / extension est unique</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4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7"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0" draw:layer="layout" svg:width="5.796cm" svg:height="1.788cm" svg:x="3.216cm" svg:y="13.765cm">
          <draw:text-box>
            <text:p text:style-name="P13"><text:span text:style-name="T23">http://nissan.com/</text:span></text:p>
          </draw:text-box>
        </draw:frame>
        <draw:frame draw:style-name="gr25" draw:text-style-name="P30" draw:layer="layout" svg:width="5.796cm" svg:height="1.283cm" svg:x="17.488cm" svg:y="13.768cm">
          <draw:text-box>
            <text:p text:style-name="P13"><text:span text:style-name="T23">http://nissan.fr/</text:span></text:p>
          </draw:text-box>
        </draw:frame>
        <draw:frame draw:style-name="gr21" draw:text-style-name="P29" draw:layer="layout" svg:width="25.147cm" svg:height="2.863cm" svg:x="1.015cm" svg:y="18.54cm">
          <draw:text-box>
            <text:p><text:span text:style-name="T20">Sources :</text:span></text:p>
            <text:p><text:span text:style-name="T21">- http://nissan.com/</text:span></text:p>
            <text:p><text:span text:style-name="T21">- http://nissan.fr/</text:span></text:p>
            <text:p><text:span text:style-name="T21"/></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1" draw:text-style-name="P21" draw:layer="layout" svg:width="25.198cm" svg:height="1.737cm" svg:x="1.393cm" svg:y="0.836cm" presentation:class="title" presentation:user-transformed="true">
          <draw:text-box>
            <text:p text:style-name="P1"><text:span text:style-name="T13">Adresse web</text:span></text:p>
          </draw:text-box>
        </draw:frame>
        <draw:frame presentation:style-name="pr6" draw:text-style-name="P14" draw:layer="layout" svg:width="26.924cm" svg:height="2.208cm" svg:x="0.536cm" svg:y="9.672cm" presentation:class="title" presentation:user-transformed="true">
          <draw:text-box>
            <text:p text:style-name="P13"><text:span text:style-name="T8">💩</text:span><text:span text:style-name="T8">.la</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4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1">- https://developer.mozilla.org/fr/docs/Apprendre/Comprendre_les_URL</text:span><text:span text:style-name="T21"><text:line-break/></text:span><text:span text:style-name="T21">- 💩.la</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7">- De nos jours les adresses web gèrent également l’unicode (standard universel d’encodage de caractères)</text:span></text:p>
            </draw:text-box>
          </draw:frame>
        </presentation:notes>
      </draw:page>
      <draw:page draw:name="page13" draw:style-name="dp1" draw:master-page-name="Default" presentation:presentation-page-layout-name="AL1T0">
        <office:forms form:automatic-focus="false" form:apply-design-mode="false"/>
        <draw:frame presentation:style-name="pr11" draw:text-style-name="P21" draw:layer="layout" svg:width="25.198cm" svg:height="1.737cm" svg:x="1.393cm" svg:y="0.836cm" presentation:class="title" presentation:user-transformed="true">
          <draw:text-box>
            <text:p text:style-name="P1"><text:span text:style-name="T13">Balises HTML</text:span></text:p>
          </draw:text-box>
        </draw:frame>
        <draw:frame presentation:style-name="pr18" draw:text-style-name="P18" draw:layer="layout" svg:width="26.06cm" svg:height="8.369cm" svg:x="1.37cm" svg:y="3.06cm" presentation:class="outline" presentation:user-transformed="true">
          <draw:text-box>
            <text:list text:style-name="L2">
              <text:list-item>
                <text:p text:style-name="P17"><text:span text:style-name="T9">Cœur du langage HTML</text:span></text:p>
              </text:list-item>
              <text:list-item>
                <text:p text:style-name="P17"><text:span text:style-name="T9">Chacune des 140 balises a un rôle qui lui est propre</text:span></text:p>
              </text:list-item>
              <text:list-item>
                <text:p text:style-name="P17"><text:span text:style-name="T9">Les balises s’enchaînent comme une pile d’assiettes</text:span></text:p>
              </text:list-item>
              <text:list-item>
                <text:p text:style-name="P17"><text:span text:style-name="T9">S’appelle « tag » en anglais</text:span></text:p>
              </text:list-item>
            </text:list>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www.w3.org/TR/2012/WD-html-markup-20121025/ - en</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11" draw:text-style-name="P21" draw:layer="layout" svg:width="25.198cm" svg:height="1.737cm" svg:x="1.393cm" svg:y="0.836cm" presentation:class="title" presentation:user-transformed="true">
          <draw:text-box>
            <text:p text:style-name="P1"><text:span text:style-name="T13">Balises HTML</text:span></text:p>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xml:id="id13" draw:id="id13"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7" xml:id="id11" draw:id="id11"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0" xml:id="id12" draw:id="id12" draw:layer="layout" svg:width="6.556cm" svg:height="1.788cm" svg:x="3.056cm" svg:y="10.212cm">
          <draw:text-box>
            <text:p text:style-name="P13"><text:span text:style-name="T23">Balise « classique »</text:span></text:p>
          </draw:text-box>
        </draw:frame>
        <draw:frame draw:style-name="gr25" draw:text-style-name="P30" xml:id="id14" draw:id="id14" draw:layer="layout" svg:width="7.947cm" svg:height="1.283cm" svg:x="15.383cm" svg:y="10.213cm">
          <draw:text-box>
            <text:p text:style-name="P13"><text:span text:style-name="T23">Balise « auto-fermantes »</text:span></text:p>
          </draw:text-box>
        </draw:frame>
        <draw:frame presentation:style-name="pr19" draw:text-style-name="P18" draw:layer="layout" svg:width="25.198cm" svg:height="4.812cm" svg:x="1.37cm" svg:y="3.06cm" presentation:class="outline" presentation:user-transformed="true">
          <draw:text-box>
            <text:list text:style-name="L2">
              <text:list-item>
                <text:p text:style-name="P17"><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7"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15" draw:style-name="dp1" draw:master-page-name="Default" presentation:presentation-page-layout-name="AL1T0">
        <draw:frame presentation:style-name="pr11" draw:text-style-name="P21" draw:layer="layout" svg:width="25.198cm" svg:height="1.737cm" svg:x="1.393cm" svg:y="0.836cm" presentation:class="title" presentation:user-transformed="true">
          <draw:text-box>
            <text:p text:style-name="P1"><text:span text:style-name="T13">Balises HTML</text:span></text:p>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8.548cm" svg:height="1.455cm" svg:x="9.904cm" svg:y="9.212cm">
          <draw:image xlink:href="Pictures/100002010000014300000037B773A0E16AB825DD.png" xlink:type="simple" xlink:show="embed" xlink:actuate="onLoad" loext:mime-type="image/png">
            <text:p/>
          </draw:image>
        </draw:frame>
        <draw:custom-shape draw:style-name="gr28" draw:text-style-name="P27" xml:id="id15" draw:id="id15" draw:layer="layout" svg:width="1.349cm" svg:height="1.332cm" svg:x="10.024cm" svg:y="9.212cm">
          <text:p/>
          <draw:enhanced-geometry svg:viewBox="0 0 21600 21600" draw:type="rectangle" draw:enhanced-path="M 0 0 L 21600 0 21600 21600 0 21600 0 0 Z N"/>
        </draw:custom-shape>
        <draw:polyline draw:style-name="gr18" draw:text-style-name="P27" xml:id="id16" draw:id="id16" draw:layer="layout" svg:width="0cm" svg:height="3.067cm" svg:x="10.023cm" svg:y="6.348cm" svg:viewBox="0 0 0 3068" draw:points="0,3068 0,0">
          <text:p/>
        </draw:polyline>
        <draw:frame presentation:style-name="pr20" draw:text-style-name="P31" xml:id="id17" draw:id="id17" draw:layer="layout" svg:width="3.879cm" svg:height="3.076cm" svg:x="10.32cm" svg:y="6.188cm" presentation:class="title" presentation:user-transformed="true">
          <draw:text-box>
            <text:p text:style-name="P1"><text:span text:style-name="T24">Balise </text:span><text:span text:style-name="T24"><text:line-break/></text:span><text:span text:style-name="T24">ouvrante</text:span></text:p>
          </draw:text-box>
        </draw:frame>
        <draw:custom-shape draw:style-name="gr29" draw:text-style-name="P27" xml:id="id21" draw:id="id21" draw:layer="layout" svg:width="1.73cm" svg:height="1.332cm" svg:x="16.359cm" svg:y="9.212cm">
          <text:p/>
          <draw:enhanced-geometry svg:viewBox="0 0 21600 21600" draw:type="rectangle" draw:enhanced-path="M 0 0 L 21600 0 21600 21600 0 21600 0 0 Z N"/>
        </draw:custom-shape>
        <draw:polyline draw:style-name="gr30" draw:text-style-name="P27" xml:id="id22" draw:id="id22" draw:layer="layout" svg:width="0cm" svg:height="3.067cm" svg:x="16.356cm" svg:y="6.348cm" svg:viewBox="0 0 0 3068" draw:points="0,3068 0,0">
          <text:p/>
        </draw:polyline>
        <draw:frame presentation:style-name="pr20" draw:text-style-name="P31" xml:id="id23" draw:id="id23" draw:layer="layout" svg:width="4.292cm" svg:height="3.076cm" svg:x="16.508cm" svg:y="6.188cm" presentation:class="title" presentation:user-transformed="true">
          <draw:text-box>
            <text:p text:style-name="P1"><text:span text:style-name="T24">Balise </text:span><text:span text:style-name="T24"><text:line-break/></text:span><text:span text:style-name="T24">fermante</text:span></text:p>
          </draw:text-box>
        </draw:frame>
        <draw:custom-shape draw:style-name="gr31" draw:text-style-name="P27" xml:id="id18" draw:id="id18" draw:layer="layout" svg:width="4.718cm" svg:height="1.332cm" svg:x="11.537cm" svg:y="9.212cm">
          <text:p/>
          <draw:enhanced-geometry svg:viewBox="0 0 21600 21600" draw:type="rectangle" draw:enhanced-path="M 0 0 L 21600 0 21600 21600 0 21600 0 0 Z N"/>
        </draw:custom-shape>
        <draw:polyline draw:style-name="gr32" draw:text-style-name="P27" xml:id="id19" draw:id="id19" draw:layer="layout" svg:width="0cm" svg:height="3.067cm" svg:x="11.536cm" svg:y="10.411cm" svg:viewBox="0 0 0 3068" draw:points="0,3068 0,0">
          <text:p/>
        </draw:polyline>
        <draw:frame presentation:style-name="pr21" draw:text-style-name="P31" xml:id="id20" draw:id="id20" draw:layer="layout" svg:width="4.064cm" svg:height="1.539cm" svg:x="11.683cm" svg:y="12.565cm" presentation:class="title" presentation:user-transformed="true">
          <draw:text-box>
            <text:p text:style-name="P1"><text:span text:style-name="T24">Contenu</text:span></text:p>
          </draw:text-box>
        </draw:frame>
        <draw:frame draw:style-name="gr27"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13">Balises HTML – balises « classique »</text:span></text:p>
          </draw:text-box>
        </draw:frame>
        <draw:frame presentation:style-name="pr22" draw:text-style-name="P18" draw:layer="layout" svg:width="26.06cm" svg:height="14.465cm" svg:x="1.37cm" svg:y="3.06cm" presentation:class="outline" presentation:user-transformed="true">
          <draw:text-box>
            <text:list text:style-name="L2">
              <text:list-item>
                <text:p text:style-name="P17"><text:span text:style-name="T9">S’ouvre avec une balise et se ferme avec la même balise avec un anti-slash</text:span></text:p>
              </text:list-item>
              <text:list-item>
                <text:p text:style-name="P17"><text:span text:style-name="T9">Le contenu se trouve entre les deux balises</text:span></text:p>
              </text:list-item>
              <text:list-item>
                <text:p text:style-name="P17"><text:span text:style-name="T9">Exemple de balises « classique »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2" draw:text-style-name="P27"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7"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7"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13">Balises HTML – balises auto-fermante</text:span></text:p>
          </draw:text-box>
        </draw:frame>
        <draw:frame presentation:style-name="pr23" draw:text-style-name="P18" draw:layer="layout" svg:width="26.06cm" svg:height="14.465cm" svg:x="1.37cm" svg:y="3.06cm" presentation:class="outline" presentation:user-transformed="true">
          <draw:text-box>
            <text:list text:style-name="L2">
              <text:list-item>
                <text:p text:style-name="P17"><text:span text:style-name="T9">Ne peut contenir du contenu</text:span></text:p>
              </text:list-item>
              <text:list-item>
                <text:p text:style-name="P17"><text:span text:style-name="T9">Possède des attributs parfois nécessaires à son fonctionnement</text:span></text:p>
              </text:list-item>
              <text:list-item>
                <text:p text:style-name="P17"><text:span text:style-name="T9">Exemple de balises « classique » :</text:span></text:p>
                <text:list>
                  <text:list-item>
                    <text:p text:style-name="P1"><text:span text:style-name="T9">&lt;img /&gt; : </text:span></text:p>
                  </text:list-item>
                  <text:list-item>
                    <text:p text:style-name="P1"><text:span text:style-name="T9">&lt;br&gt; : </text:span></text:p>
                  </text:list-item>
                  <text:list-item>
                    <text:p text:style-name="P1"><text:span text:style-name="T9">&lt;hr&gt; :</text:span></text:p>
                  </text:list-item>
                  <text:list-item>
                    <text:p text:style-name="P1"><text:span text:style-name="T9">[...]</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33" draw:text-style-name="P27"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7"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7"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24" draw:text-style-name="P6" draw:layer="layout" svg:width="16.8cm" svg:height="13.365cm" svg:x="2.097cm" svg:y="14.103cm" presentation:class="notes" presentation:user-transformed="true">
            <draw:text-box>
              <text:list text:style-name="L1">
                <text:list-item>
                  <text:p><text:span text:style-name="T6">La balise &lt;img&gt; permet d’afficher des images</text:span></text:p>
                </text:list-item>
                <text:list-item>
                  <text:p><text:span text:style-name="T6">La balise &lt;br&gt; permet de faire un saut de ligne (faire “entrée” dans du texte html ne fonctionnera pas)</text:span></text:p>
                </text:list-item>
                <text:list-item>
                  <text:p><text:span text:style-name="T6">La balise &lt;hr&gt; affiche une ligne séparatrice horizontale</text:span></text:p>
                </text:list-item>
              </text:list>
            </draw:text-box>
          </draw:frame>
        </presentation:notes>
      </draw:page>
      <draw:page draw:name="page18" draw:style-name="dp1" draw:master-page-name="Default" presentation:presentation-page-layout-name="AL1T0">
        <draw:frame presentation:style-name="pr11" draw:text-style-name="P21" draw:layer="layout" svg:width="25.198cm" svg:height="1.737cm" svg:x="1.393cm" svg:y="0.836cm" presentation:class="title" presentation:user-transformed="true">
          <draw:text-box>
            <text:p text:style-name="P1"><text:span text:style-name="T13">Balises HTML</text:span></text:p>
          </draw:text-box>
        </draw:frame>
        <draw:frame presentation:style-name="pr25" draw:text-style-name="P18" draw:layer="layout" svg:width="25.198cm" svg:height="3.543cm" svg:x="1.37cm" svg:y="3.06cm" presentation:class="outline" presentation:user-transformed="true">
          <draw:text-box>
            <text:list text:style-name="L2">
              <text:list-item>
                <text:p text:style-name="P17"><text:span text:style-name="T9">Imbrication (infinie*) possible</text:span></text:p>
              </text:list-item>
            </text:list>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9" draw:layer="layout" svg:width="25.147cm" svg:height="2.231cm" svg:x="1.015cm" svg:y="18.54cm">
          <draw:text-box>
            <text:p><text:span text:style-name="T20">Source :</text:span></text:p>
            <text:p><text:span text:style-name="T20">- </text:span><text:span text:style-name="T21">https://developer.mozilla.org/fr/docs/Apprendre/HTML/Balises_HTML</text:span></text:p>
            <text:p><text:span text:style-name="T21">* Certaines imbrications ne sont pas valid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 Certaines balises ne sont pas imbricables. Ca fonctionnera mais ça sera considéré comme étant invalide par un validateur.</text:span><text:span text:style-name="T17"><text:line-break/></text:span><text:span text:style-name="T17">Exemple : une balise &lt;p&gt; dans une balise &lt;p&gt;</text:span></text:p>
              <text:p><text:span text:style-name="T17"/></text:p>
            </draw:text-box>
          </draw:frame>
        </presentation:notes>
      </draw:page>
      <draw:page draw:name="page19" draw:style-name="dp1" draw:master-page-name="Default" presentation:presentation-page-layout-name="AL1T0">
        <draw:frame presentation:style-name="pr11" draw:text-style-name="P21" draw:layer="layout" svg:width="25.198cm" svg:height="1.737cm" svg:x="1.393cm" svg:y="0.836cm" presentation:class="title" presentation:user-transformed="true">
          <draw:text-box>
            <text:p text:style-name="P1"><text:span text:style-name="T13">Balises HTML</text:span></text:p>
          </draw:text-box>
        </draw:frame>
        <draw:frame presentation:style-name="pr26" draw:text-style-name="P18" draw:layer="layout" svg:width="26.06cm" svg:height="8.369cm" svg:x="1.37cm" svg:y="3.06cm" presentation:class="outline" presentation:user-transformed="true">
          <draw:text-box>
            <text:list text:style-name="L2">
              <text:list-item>
                <text:p text:style-name="P17"><text:span text:style-name="T9">Deux types de balises de structuration : </text:span><text:span text:style-name="T9"><text:line-break/></text:span><text:span text:style-name="T9"><text:tab/></text:span><text:span text:style-name="T9">- bloc </text:span><text:span text:style-name="T9"><text:line-break/></text:span><text:span text:style-name="T9"><text:tab/></text:span><text:span text:style-name="T9">- inline (« en ligne » en français)</text:span></text:p>
              </text:list-item>
            </text:list>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20" draw:style-name="dp1" draw:master-page-name="Default" presentation:presentation-page-layout-name="AL1T0">
        <draw:frame presentation:style-name="pr9" draw:text-style-name="P21" draw:layer="layout" svg:width="25.198cm" svg:height="1.9cm" svg:x="1.393cm" svg:y="0.836cm" presentation:class="title" presentation:user-transformed="true">
          <draw:text-box>
            <text:p text:style-name="P1"><text:span text:style-name="T13">Balises HTML – balises bloc</text:span></text:p>
          </draw:text-box>
        </draw:frame>
        <draw:frame presentation:style-name="pr27" draw:text-style-name="P18" draw:layer="layout" svg:width="26.06cm" svg:height="14.465cm" svg:x="1.37cm" svg:y="3.06cm" presentation:class="outline" presentation:user-transformed="true">
          <draw:text-box>
            <text:list text:style-name="L2">
              <text:list-item>
                <text:p text:style-name="P17"><text:span text:style-name="T9">Occupe tout l’espace disponible en largeur</text:span></text:p>
              </text:list-item>
              <text:list-item>
                <text:p text:style-name="P17"><text:span text:style-name="T9">Force un retour à la ligne</text:span></text:p>
              </text:list-item>
              <text:list-item>
                <text:p text:style-name="P17"><text:span text:style-name="T9">Exemple de balises bloc</text:span></text:p>
                <text:list>
                  <text:list-item>
                    <text:p text:style-name="P1"><text:span text:style-name="T9">&lt;div&gt; : conteneur générique</text:span></text:p>
                  </text:list-item>
                  <text:list-item>
                    <text:p text:style-name="P1"><text:span text:style-name="T9">&lt;p&gt; : paragraphe</text:span></text:p>
                  </text:list-item>
                  <text:list-item>
                    <text:p text:style-name="P1"><text:span text:style-name="T9">&lt;nav&gt; : navigation</text:span></text:p>
                  </text:list-item>
                  <text:list-item>
                    <text:p text:style-name="P1"><text:span text:style-name="T9">&lt;ul&gt; : liste à puces non ordonnée</text:span></text:p>
                  </text:list-item>
                  <text:list-item>
                    <text:p text:style-name="P1"><text:span text:style-name="T9">&lt;li&gt; : élément d’une liste à puce</text:span></text:p>
                  </text:list-item>
                  <text:list-item>
                    <text:p text:style-name="P1"><text:span text:style-name="T9">[...]</text:span></text:p>
                  </text:list-item>
                </text:list>
              </text:list-item>
            </text:list>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21" draw:style-name="dp1" draw:master-page-name="Default" presentation:presentation-page-layout-name="AL1T0">
        <draw:frame presentation:style-name="pr9" draw:text-style-name="P21" draw:layer="layout" svg:width="25.198cm" svg:height="1.9cm" svg:x="1.393cm" svg:y="0.836cm" presentation:class="title" presentation:user-transformed="true">
          <draw:text-box>
            <text:p text:style-name="P1"><text:span text:style-name="T13">Balises HTML – balises inline</text:span></text:p>
          </draw:text-box>
        </draw:frame>
        <draw:frame presentation:style-name="pr28" draw:text-style-name="P18" draw:layer="layout" svg:width="26.06cm" svg:height="14.465cm" svg:x="1.37cm" svg:y="3.06cm" presentation:class="outline" presentation:user-transformed="true">
          <draw:text-box>
            <text:list text:style-name="L2">
              <text:list-item>
                <text:p text:style-name="P17"><text:span text:style-name="T9">Occupe la place de son contenu</text:span></text:p>
              </text:list-item>
              <text:list-item>
                <text:p text:style-name="P17"><text:span text:style-name="T9">Ne peut pas modifier ta taille de sa box via des propriétés telles que “width” ou “margin-left”</text:span></text:p>
              </text:list-item>
              <text:list-item>
                <text:p text:style-name="P17"><text:span text:style-name="T9">Exemple de balises inline</text:span></text:p>
                <text:list>
                  <text:list-item>
                    <text:p text:style-name="P1"><text:span text:style-name="T9">&lt;span&gt; : conteneur générique pour le texte</text:span></text:p>
                  </text:list-item>
                  <text:list-item>
                    <text:p text:style-name="P1"><text:span text:style-name="T9">&lt;a&gt; : lien</text:span></text:p>
                  </text:list-item>
                  <text:list-item>
                    <text:p text:style-name="P1"><text:span text:style-name="T9">&lt;code&gt; : fragment de code</text:span></text:p>
                  </text:list-item>
                  <text:list-item>
                    <text:p text:style-name="P1"><text:span text:style-name="T9">&lt;select&gt; : liste d’options</text:span></text:p>
                  </text:list-item>
                  <text:list-item>
                    <text:p text:style-name="P1"><text:span text:style-name="T9">[...]</text:span></text:p>
                  </text:list-item>
                </text:list>
              </text:list-item>
            </text:list>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22" draw:style-name="dp1" draw:master-page-name="Default" presentation:presentation-page-layout-name="AL1T0">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text:span text:style-name="T25">Représente les informations complémentaires d’une balise</text:span></text:p>
              </text:list-item>
              <text:list-item>
                <text:p><text:span text:style-name="T25">Se place </text:span><text:span text:style-name="T26">toujours sur la balise ouvrante</text:span><text:span text:style-name="T25"> d’une balise classique</text:span></text:p>
              </text:list-item>
              <text:list-item>
                <text:p><text:span text:style-name="T25">Une balise peut contenir plusieurs attributs </text:span><text:span text:style-name="T26">uniques</text:span></text:p>
              </text:list-item>
              <text:list-item>
                <text:p><text:span text:style-name="T25">La valeur d’un attribut ne peut être qu’une primitive :</text:span></text:p>
                <text:list>
                  <text:list-item>
                    <text:p><text:span text:style-name="T25">Chaîne de caractères</text:span></text:p>
                  </text:list-item>
                  <text:list-item>
                    <text:p><text:span text:style-name="T25">Nombre (entier, négatif ou décimal)</text:span></text:p>
                  </text:list-item>
                </text:list>
              </text:list-item>
              <text:list-item>
                <text:p><text:span text:style-name="T27">La valeur d’un attribut doit être entre guillemets </text:span><text:span text:style-name="T27"><text:line-break/></text:span><text:span text:style-name="T27">(simples / </text:span><text:span text:style-name="T25">' ou doubles / " )</text:span></text:p>
                <text:p><text:span text:style-name="T25"/></text:p>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1T0">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Balises HTML - Attributs</text:span></text:p>
          </draw:text-box>
        </draw:frame>
        <draw:frame presentation:style-name="Default-outline1" draw:text-style-name="P34" draw:layer="layout" svg:width="25.806cm" svg:height="14.719cm" svg:x="1.37cm" svg:y="3.06cm" presentation:class="outline" presentation:user-transformed="true">
          <draw:text-box>
            <text:list text:style-name="L2">
              <text:list-item>
                <text:p text:style-name="P33"><text:span text:style-name="T25">Certains attributs sont propres à certaines balises</text:span></text:p>
              </text:list-item>
              <text:list-item>
                <text:p><text:span text:style-name="T25">Les balises auto-fermantes ne se basent que sur les attributs pour s’afficher</text:span></text:p>
              </text:list-item>
              <text:list-item>
                <text:p><text:span text:style-name="T25">Si les attributs sont prédéfinis, ils peuvent complétés par les data-attributes</text:span></text:p>
                <text:list>
                  <text:list-item>
                    <text:p><text:span text:style-name="T25">Attributs s’écrivant sous la forme data-valeur. </text:span><text:span text:style-name="T25"><text:line-break/></text:span><text:span text:style-name="T25">Exemple : data-nombre-eleves</text:span></text:p>
                  </text:list-item>
                </text:list>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 Si des attributs sont exclusifs à certaines balises, mettre ces attributs sur des balises inappropriées ne va pas provoquer de problèmes. Il ne se passera juste rien</text:span></text:p>
              <text:p><text:span text:style-name="T17">- Les data-attributes sont des balises permettant au HTML de communiquer avec le javascript.</text:span></text:p>
              <text:p><text:span text:style-name="T17"/></text:p>
            </draw:text-box>
          </draw:frame>
        </presentation:notes>
      </draw:page>
      <draw:page draw:name="page24" draw:style-name="dp1" draw:master-page-name="Default" presentation:presentation-page-layout-name="AL1T0">
        <draw:frame presentation:style-name="pr11" draw:text-style-name="P21" draw:layer="layout" svg:width="25.198cm" svg:height="1.737cm" svg:x="1.393cm" svg:y="0.836cm" presentation:class="title" presentation:user-transformed="true">
          <draw:text-box>
            <text:p text:style-name="P1"><text:span text:style-name="T13">Balises HTML - Attributs</text:span></text:p>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4.366cm" svg:height="1.745cm" svg:x="7.619cm" svg:y="9.428cm">
          <draw:image xlink:href="Pictures/100002010000021F0000004262EC9112DCCAE38E.png" xlink:type="simple" xlink:show="embed" xlink:actuate="onLoad" loext:mime-type="image/png">
            <text:p/>
          </draw:image>
        </draw:frame>
        <draw:custom-shape draw:style-name="gr34" draw:text-style-name="P27" draw:layer="layout" svg:width="2.284cm" svg:height="1.332cm" svg:x="7.619cm" svg:y="9.429cm">
          <text:p/>
          <draw:enhanced-geometry svg:viewBox="0 0 21600 21600" draw:type="rectangle" draw:enhanced-path="M 0 0 L 21600 0 21600 21600 0 21600 0 0 Z N"/>
        </draw:custom-shape>
        <draw:line draw:style-name="gr32" draw:text-style-name="P27" draw:layer="layout" svg:x1="7.618cm" svg:y1="13.46cm" svg:x2="7.618cm" svg:y2="10.392cm">
          <text:p/>
        </draw:line>
        <draw:frame presentation:style-name="pr29" draw:text-style-name="P31" draw:layer="layout" svg:width="7.113cm" svg:height="1.401cm" svg:x="7.872cm" svg:y="12.565cm" presentation:class="title" presentation:user-transformed="true">
          <draw:text-box>
            <text:p text:style-name="P1"><text:span text:style-name="T24">Balise</text:span></text:p>
          </draw:text-box>
        </draw:frame>
        <draw:custom-shape draw:style-name="gr35" draw:text-style-name="P27" draw:layer="layout" svg:width="1.604cm" svg:height="1.332cm" svg:x="10.078cm" svg:y="9.429cm">
          <text:p/>
          <draw:enhanced-geometry svg:viewBox="0 0 21600 21600" draw:type="rectangle" draw:enhanced-path="M 0 0 L 21600 0 21600 21600 0 21600 0 0 Z N"/>
        </draw:custom-shape>
        <draw:line draw:style-name="gr36" draw:text-style-name="P27" draw:layer="layout" svg:x1="10.077cm" svg:y1="9.428cm" svg:x2="10.077cm" svg:y2="6.36cm">
          <text:p/>
        </draw:line>
        <draw:frame presentation:style-name="pr29" draw:text-style-name="P31" draw:layer="layout" svg:width="7.113cm" svg:height="1.401cm" svg:x="10.298cm" svg:y="6.232cm" presentation:class="title" presentation:user-transformed="true">
          <draw:text-box>
            <text:p text:style-name="P1"><text:span text:style-name="T24">Attribut</text:span></text:p>
          </draw:text-box>
        </draw:frame>
        <draw:custom-shape draw:style-name="gr37" draw:text-style-name="P27" draw:layer="layout" svg:width="8.381cm" svg:height="1.332cm" svg:x="11.937cm" svg:y="9.429cm">
          <text:p/>
          <draw:enhanced-geometry svg:viewBox="0 0 21600 21600" draw:type="rectangle" draw:enhanced-path="M 0 0 L 21600 0 21600 21600 0 21600 0 0 Z N"/>
        </draw:custom-shape>
        <draw:line draw:style-name="gr36" draw:text-style-name="P27" draw:layer="layout" svg:x1="11.936cm" svg:y1="13.479cm" svg:x2="11.936cm" svg:y2="10.411cm">
          <text:p/>
        </draw:line>
        <draw:frame presentation:style-name="pr29" draw:text-style-name="P31" draw:layer="layout" svg:width="7.113cm" svg:height="1.401cm" svg:x="12.192cm" svg:y="12.565cm" presentation:class="title" presentation:user-transformed="true">
          <draw:text-box>
            <text:p text:style-name="P1"><text:span text:style-name="T24">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25" draw:style-name="dp1" draw:master-page-name="Default" presentation:presentation-page-layout-name="AL1T0">
        <draw:frame draw:style-name="gr2" draw:text-style-name="P27" draw:layer="layout" svg:width="27.998cm" svg:height="1.26cm" svg:x="0.193cm" svg:y="9.408cm">
          <draw:image xlink:href="Pictures/10000201000004F1000000395755F077FCBE4197.png" xlink:type="simple" xlink:show="embed" xlink:actuate="onLoad" loext:mime-type="image/png">
            <text:p/>
          </draw:image>
        </draw:frame>
        <draw:frame presentation:style-name="pr11" draw:text-style-name="P21" draw:layer="layout" svg:width="25.198cm" svg:height="1.737cm" svg:x="1.393cm" svg:y="0.836cm" presentation:class="title" presentation:user-transformed="true">
          <draw:text-box>
            <text:p text:style-name="P1"><text:span text:style-name="T13">Balises HTML - Attributs</text:span></text:p>
          </draw:text-box>
        </draw:frame>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27" draw:layer="layout" svg:width="1.14cm" svg:height="1.332cm" svg:x="0.254cm" svg:y="9.429cm">
          <text:p/>
          <draw:enhanced-geometry svg:viewBox="0 0 21600 21600" draw:type="rectangle" draw:enhanced-path="M 0 0 L 21600 0 21600 21600 0 21600 0 0 Z N"/>
        </draw:custom-shape>
        <draw:line draw:style-name="gr32" draw:text-style-name="P27" draw:layer="layout" svg:x1="0.253cm" svg:y1="13.46cm" svg:x2="0.253cm" svg:y2="10.392cm">
          <text:p/>
        </draw:line>
        <draw:frame presentation:style-name="pr21" draw:text-style-name="P31" draw:layer="layout" svg:width="3.303cm" svg:height="1.539cm" svg:x="0.506cm" svg:y="12.565cm" presentation:class="title" presentation:user-transformed="true">
          <draw:text-box>
            <text:p text:style-name="P1"><text:span text:style-name="T24">Balise</text:span></text:p>
          </draw:text-box>
        </draw:frame>
        <draw:custom-shape draw:style-name="gr35" draw:text-style-name="P27" draw:layer="layout" svg:width="1.604cm" svg:height="1.332cm" svg:x="1.555cm" svg:y="9.429cm">
          <text:p/>
          <draw:enhanced-geometry svg:viewBox="0 0 21600 21600" draw:type="rectangle" draw:enhanced-path="M 0 0 L 21600 0 21600 21600 0 21600 0 0 Z N"/>
        </draw:custom-shape>
        <draw:line draw:style-name="gr36" draw:text-style-name="P27" draw:layer="layout" svg:x1="1.554cm" svg:y1="9.428cm" svg:x2="1.554cm" svg:y2="6.36cm">
          <text:p/>
        </draw:line>
        <draw:frame presentation:style-name="pr29" draw:text-style-name="P31" draw:layer="layout" svg:width="7.113cm" svg:height="1.401cm" svg:x="1.776cm" svg:y="6.232cm" presentation:class="title" presentation:user-transformed="true">
          <draw:text-box>
            <text:p text:style-name="P1"><text:span text:style-name="T24">Attribut</text:span></text:p>
          </draw:text-box>
        </draw:frame>
        <draw:custom-shape draw:style-name="gr39" draw:text-style-name="P27" draw:layer="layout" svg:width="8.889cm" svg:height="1.332cm" svg:x="3.555cm" svg:y="9.429cm">
          <text:p/>
          <draw:enhanced-geometry svg:viewBox="0 0 21600 21600" draw:type="rectangle" draw:enhanced-path="M 0 0 L 21600 0 21600 21600 0 21600 0 0 Z N"/>
        </draw:custom-shape>
        <draw:line draw:style-name="gr40" draw:text-style-name="P27" draw:layer="layout" svg:x1="3.554cm" svg:y1="13.479cm" svg:x2="3.554cm" svg:y2="10.411cm">
          <text:p/>
        </draw:line>
        <draw:frame presentation:style-name="pr29" draw:text-style-name="P31" draw:layer="layout" svg:width="7.113cm" svg:height="1.401cm" svg:x="3.808cm" svg:y="12.565cm" presentation:class="title" presentation:user-transformed="true">
          <draw:text-box>
            <text:p text:style-name="P1"><text:span text:style-name="T24">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26" draw:style-name="dp1" draw:master-page-name="Default" presentation:presentation-page-layout-name="AL1T0">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13">Balises HTML – Exemple d’attributs</text:span></text:p>
          </draw:text-box>
        </draw:frame>
        <draw:frame presentation:style-name="Default-outline1" draw:text-style-name="P32" xml:id="id24" draw:id="id24" draw:layer="layout" svg:width="24.791cm" svg:height="4.559cm" svg:x="1.37cm" svg:y="3.06cm" presentation:class="outline" presentation:user-transformed="true">
          <draw:text-box>
            <text:list text:style-name="L2">
              <text:list-item>
                <text:p><text:span text:style-name="T25">id="val" : identifiant unique, utilisable dans le CSS. </text:span><text:span text:style-name="T25"><text:line-break/></text:span><text:span text:style-name="T26">La valeur d’un id est unique dans une page</text:span></text:p>
                <text:p><text:span text:style-name="T26"/></text:p>
                <text:p><text:span text:style-name="T25"/></text:p>
              </text:list-item>
            </text:list>
          </draw:text-box>
        </draw:frame>
        <draw:frame draw:style-name="gr2" draw:text-style-name="P27" xml:id="id25" draw:id="id25" draw:layer="layout" svg:width="14.5cm" svg:height="1.745cm" svg:x="6.835cm" svg:y="5.62cm">
          <draw:image xlink:href="Pictures/1000020100000224000000422163BDE115340699.png" xlink:type="simple" xlink:show="embed" xlink:actuate="onLoad" loext:mime-type="image/png">
            <text:p/>
          </draw:image>
        </draw:frame>
        <draw:frame draw:style-name="gr41" draw:text-style-name="P35" xml:id="id26" draw:id="id26" draw:layer="layout" svg:width="26.292cm" svg:height="4.739cm" svg:x="1.393cm" svg:y="7.872cm">
          <draw:text-box>
            <text:list text:style-name="L4">
              <text:list-item>
                <text:p><text:span text:style-name="T28">class="val" : Utilisable dans le css. Peut être multiple dans une page</text:span></text:p>
                <text:p><text:span text:style-name="T28"/></text:p>
              </text:list-item>
            </text:list>
          </draw:text-box>
        </draw:frame>
        <draw:frame draw:style-name="gr2" draw:text-style-name="P27" xml:id="id27" draw:id="id27"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1">- </text:span><text:span text:style-name="T25">si je donne la valeur « hello » à l’attribut id d’une une balise dans une page une autre balise ne peut pas avoir l’attribut id avec la valeur hello</text:span></text:p>
            </draw:text-box>
          </draw:frame>
        </presentation:notes>
      </draw:page>
      <draw:page draw:name="page27" draw:style-name="dp1" draw:master-page-name="Default" presentation:presentation-page-layout-name="AL1T0">
        <draw:custom-shape draw:style-name="gr10" draw:text-style-name="P19" draw:layer="layout" svg:width="3.91cm" svg:height="14.531cm" draw:transform="rotate (-1.5707963267949) translate (28.19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13">Balises HTML – Exemple d’attributs</text:span></text:p>
          </draw:text-box>
        </draw:frame>
        <draw:frame presentation:style-name="Default-outline1" draw:text-style-name="P32" xml:id="id28" draw:id="id28" draw:layer="layout" svg:width="24.791cm" svg:height="2.273cm" svg:x="1.37cm" svg:y="3.06cm" presentation:class="outline" presentation:user-transformed="true">
          <draw:text-box>
            <text:list text:style-name="L2">
              <text:list-item>
                <text:p><text:span text:style-name="T27">src</text:span><text:span text:style-name="T28">="val" : Utilisé pour les balises permettant d’afficher un média (vidéo, image, son)</text:span></text:p>
                <text:p><text:span text:style-name="T26"/></text:p>
                <text:p><text:span text:style-name="T25"/></text:p>
              </text:list-item>
            </text:list>
          </draw:text-box>
        </draw:frame>
        <draw:frame draw:style-name="gr42" draw:text-style-name="P35" xml:id="id30" draw:id="id30" draw:layer="layout" svg:width="26.292cm" svg:height="4.739cm" svg:x="1.393cm" svg:y="12.192cm">
          <draw:text-box>
            <text:list text:style-name="L4">
              <text:list-item>
                <text:p><text:span text:style-name="T27">title</text:span><text:span text:style-name="T28">="val" : Utilisable par toutes les balises pour afficher une information supplémentaire au survol avec la souris</text:span></text:p>
                <text:p><text:span text:style-name="T28"/></text:p>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draw:frame draw:style-name="gr2" draw:text-style-name="P27" xml:id="id31" draw:id="id31"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7" xml:id="id32" draw:id="id32" draw:layer="layout" svg:width="2.592cm" svg:height="1.665cm" svg:x="21.08cm" svg:y="15.349cm">
          <draw:image xlink:href="Pictures/10000201000000620000003FD2CD218077E30CF3.png" xlink:type="simple" xlink:show="embed" xlink:actuate="onLoad" loext:mime-type="image/png">
            <text:p/>
          </draw:image>
        </draw:frame>
        <draw:frame presentation:style-name="pr30" draw:text-style-name="P36" xml:id="id33" draw:id="id33" draw:layer="layout" svg:width="6.604cm" svg:height="2.833cm" svg:x="19.048cm" svg:y="17.269cm" presentation:class="title" presentation:user-transformed="true">
          <draw:text-box>
            <text:p text:style-name="P13"><text:span text:style-name="T29">Rendu html</text:span><text:span text:style-name="T29"><text:line-break/></text:span><text:span text:style-name="T29">(au survol)</text:span></text:p>
          </draw:text-box>
        </draw:frame>
        <draw:frame draw:style-name="gr2" draw:text-style-name="P27" xml:id="id29" draw:id="id29"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1">- </text:span><text:span text:style-name="T27">si je donne la valeur « hello » à l’attribut id à une balise dans une page une autre balise ne peut pas avoir l’attribut id avec la valeur </text:span><text:span text:style-name="T25">« hello »</text:span></text:p>
            </draw:text-box>
          </draw:frame>
        </presentation:notes>
      </draw:page>
      <draw:page draw:name="page28"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098cm" svg:y="0.916cm" presentation:class="title" presentation:user-transformed="true">
          <draw:text-box>
            <text:p text:style-name="P1"><text:span text:style-name="T13">Squelette d’une page web</text:span></text:p>
          </draw:text-box>
        </draw:frame>
        <draw:frame draw:style-name="gr2" draw:text-style-name="P27"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2">-Ceci est la base d’une page web. Décortiquons-la ensemble</text:span></text:p>
            </draw:text-box>
          </draw:frame>
        </presentation:notes>
      </draw:page>
      <draw:page draw:name="page29"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21" draw:layer="layout" svg:width="26.587cm" svg:height="2.533cm" svg:x="1.096cm" svg:y="0.916cm" presentation:class="title" presentation:user-transformed="true">
          <draw:text-box>
            <text:p text:style-name="P1"><text:span text:style-name="T13">Squelette d’une page web – Balise &lt;!DOCTYPE&gt;</text:span></text:p>
          </draw:text-box>
        </draw:frame>
        <draw:frame draw:style-name="gr43" draw:text-style-name="P27"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4" draw:layer="layout" svg:width="26.315cm" svg:height="9.467cm" svg:x="1.37cm" svg:y="6.28cm" presentation:class="outline" presentation:user-transformed="true">
          <draw:text-box>
            <text:list text:style-name="L2">
              <text:list-item>
                <text:p xml:id="id34" text:id="id34" text:style-name="P33"><text:span text:style-name="T25">Permet au navigateur de savoir quelle version de html est utilisée – ici html5</text:span></text:p>
              </text:list-item>
              <text:list-item>
                <text:p xml:id="id35" text:id="id35"><text:span text:style-name="T25">Indispensable pour passer la validation W3C</text:span></text:p>
              </text:list-item>
              <text:list-item>
                <text:p xml:id="id36" text:id="id36"><text:span text:style-name="T25">Balise pas vraiment auto-fermante et pas du tout classique</text:span></text:p>
              </text:list-item>
              <text:list-item>
                <text:p xml:id="id37" text:id="id37"><text:span text:style-name="T25">Absence du &lt;!doctype&gt; active le mode quirks (appelé aussi mode compatibilité)</text:span></text:p>
              </text:list-item>
              <text:list-item>
                <text:p><text:span text:style-name="T26">La balise est indispensable de nos jours</text:span></text:p>
              </text:list-item>
            </text:list>
          </draw:text-box>
        </draw:frame>
        <draw:frame draw:style-name="gr44" draw:text-style-name="P29" draw:layer="layout" svg:width="25.147cm" svg:height="4.759cm" svg:x="1.015cm" svg:y="18.032cm">
          <draw:text-box>
            <text:p><text:span text:style-name="T20">Sources :</text:span></text:p>
            <text:p><text:span text:style-name="T20">- </text:span><text:span text:style-name="T21">https://developer.mozilla.org/fr/docs/Web/HTML/Quirks_Mode_and_Standards_Mode</text:span></text:p>
            <text:p><text:span text:style-name="T21">- https://www.lesintegristes.net/2008/04/06/que-se-passe-t-il-en-mode-quirks-traduction/</text:span></text:p>
            <text:p><text:span text:style-name="T21">- http://jkorpela.fi/quirks-mode.html</text:span></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30"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098cm" svg:y="0.916cm" presentation:class="title" presentation:user-transformed="true">
          <draw:text-box>
            <text:p text:style-name="P1"><text:span text:style-name="T13">Squelette d’une page web – balise &lt;html&gt;</text:span></text:p>
          </draw:text-box>
        </draw:frame>
        <draw:frame draw:style-name="gr45" draw:text-style-name="P27" draw:layer="layout" svg:width="27.618cm" svg:height="1.015cm" svg:x="0.176cm" svg:y="3.553cm">
          <draw:image xlink:href="Pictures/10000201000005C300000217ECD00B7F073CB458.png" xlink:type="simple" xlink:show="embed" xlink:actuate="onLoad" loext:mime-type="image/png">
            <text:p/>
          </draw:image>
        </draw:frame>
        <draw:frame draw:style-name="gr46" draw:text-style-name="P29" draw:layer="layout" svg:width="25.147cm" svg:height="4.127cm" svg:x="1.015cm" svg:y="18.032cm">
          <draw:text-box>
            <text:p><text:span text:style-name="T20">Source :</text:span></text:p>
            <text:p><text:span text:style-name="T20">- </text:span><text:span text:style-name="T21"><text:a xlink:href="https://www.w3.org/TR/2012/WD-html-markup-20121025/html.html#html" xlink:type="simple">https://www.w3.org/TR/2012/WD-html-markup-20121025/html.html#html</text:a></text:span></text:p>
            <text:p><text:span text:style-name="T21"/></text:p>
            <text:p><text:span text:style-name="T21"/></text:p>
            <text:p><text:span text:style-name="T21"/></text:p>
            <text:p><text:span text:style-name="T21"/></text:p>
          </draw:text-box>
        </draw:frame>
        <draw:frame presentation:style-name="Default-outline1" draw:text-style-name="P37" draw:layer="layout" svg:width="26.315cm" svg:height="9.907cm" svg:x="1.37cm" svg:y="6.348cm" presentation:class="outline" presentation:user-transformed="true">
          <draw:text-box>
            <text:list text:style-name="L2">
              <text:list-item>
                <text:p xml:id="id38" text:id="id38" text:style-name="P33"><text:span text:style-name="T19">Définit la racine structurelle d’un document html</text:span></text:p>
              </text:list-item>
              <text:list-item>
                <text:p xml:id="id39" text:id="id39" text:style-name="P33"><text:span text:style-name="T30">Toutes les balises de la page</text:span><text:span text:style-name="T19"> doivent se trouver dedans</text:span></text:p>
              </text:list-item>
              <text:list-item>
                <text:p xml:id="id40" text:id="id40" text:style-name="P33"><text:span text:style-name="T10">La balise doit contenir une balise &lt;head&gt; et une balise &lt;body&gt; (dans cet ordre)</text:span></text:p>
              </text:list-item>
              <text:list-item>
                <text:p xml:id="id41" text:id="id41" text:style-name="P33"><text:span text:style-name="T10">L’attribut lang permet de définir la langue de la page</text:span></text:p>
              </text:list-item>
            </text:list>
          </draw:text-box>
        </draw:frame>
        <draw:frame draw:style-name="gr47" draw:text-style-name="P27"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text:span text:style-name="T12">- Utiliser un attribut lang fr sur un mot d’une langue étrangère fait lire le mot avec l’accent français.</text:span><text:span text:style-name="T12"><text:line-break/></text:span><text:span text:style-name="T12">Exemple “newsletter” (en) devient “</text:span><text:span text:style-name="T31">niouseletté</text:span><text:span text:style-name="T12">” (fr)</text:span></text:p>
              <text:p><text:span text:style-name="T12">- L’attribut lang permet aussi de valider l’orthographe dans les formulaires</text:span></text:p>
            </draw:text-box>
          </draw:frame>
        </presentation:notes>
      </draw:page>
      <draw:page draw:name="page31"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098cm" svg:y="0.916cm" presentation:class="title" presentation:user-transformed="true">
          <draw:text-box>
            <text:p text:style-name="P1"><text:span text:style-name="T13">Squelette d’une page web – balise &lt;head&gt;</text:span></text:p>
          </draw:text-box>
        </draw:frame>
        <draw:frame draw:style-name="gr48" draw:text-style-name="P27" draw:layer="layout" svg:width="27.618cm" svg:height="4.317cm" svg:x="0.176cm" svg:y="3.048cm">
          <draw:image xlink:href="Pictures/10000201000005C300000217ECD00B7F073CB458.png" xlink:type="simple" xlink:show="embed" xlink:actuate="onLoad" loext:mime-type="image/png">
            <text:p/>
          </draw:image>
        </draw:frame>
        <draw:frame draw:style-name="gr49" draw:text-style-name="P29" draw:layer="layout" svg:width="25.147cm" svg:height="5.465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32"/></text:p>
          </draw:text-box>
        </draw:frame>
        <draw:frame presentation:style-name="Default-outline1" draw:text-style-name="P37" draw:layer="layout" svg:width="26.315cm" svg:height="5.335cm" svg:x="1.37cm" svg:y="7.62cm" presentation:class="outline" presentation:user-transformed="true">
          <draw:text-box>
            <text:list text:style-name="L2">
              <text:list-item>
                <text:p xml:id="id42" text:id="id42" text:style-name="P33"><text:span text:style-name="T19">Contient toutes les balises &lt;meta&gt; de la page</text:span></text:p>
                <text:list>
                  <text:list-item>
                    <text:p xml:id="id43" text:id="id43"><text:span text:style-name="T19">Métadonnée : information générale de la page</text:span></text:p>
                  </text:list-item>
                </text:list>
              </text:list-item>
              <text:list-item>
                <text:p xml:id="id44" text:id="id44"><text:span text:style-name="T19">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draw:page-thumbnail draw:style-name="gr3" draw:layer="layout" svg:width="13.586cm" svg:height="11.136cm" svg:x="3.703cm" svg:y="2.252cm" draw:page-number="31" presentation:class="page"/>
          <draw:frame presentation:style-name="pr32" draw:text-style-name="P6" draw:layer="layout" svg:width="16.8cm" svg:height="13.365cm" svg:x="2.097cm" svg:y="14.103cm" presentation:class="notes">
            <draw:text-box>
              <text:list text:style-name="L1">
                <text:list-item>
                  <text:p><text:span text:style-name="T12">La balise &lt;head&gt; suit l’ouverture de la balise &lt;html&gt;.</text:span></text:p>
                </text:list-item>
                <text:list-item>
                  <text:p><text:span text:style-name="T12">Une métadonnée peut être par exemple le titre de la page (balise &lt;title&gt;&lt;/title&gt;) ou le chemin vers un fichier CSS (balise &lt;link src=”chemin.css”&gt;)</text:span></text:p>
                </text:list-item>
              </text:list>
            </draw:text-box>
          </draw:frame>
        </presentation:notes>
      </draw:page>
      <draw:page draw:name="page32"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098cm" svg:y="0.916cm" presentation:class="title" presentation:user-transformed="true">
          <draw:text-box>
            <text:p text:style-name="P1"><text:span text:style-name="T13">Squelette d’une page web – balise &lt;title&gt;</text:span></text:p>
          </draw:text-box>
        </draw:frame>
        <draw:frame draw:style-name="gr50" draw:text-style-name="P27" draw:layer="layout" svg:width="27.618cm" svg:height="1.015cm" svg:x="0.176cm" svg:y="3.301cm">
          <draw:image xlink:href="Pictures/10000201000005C300000217ECD00B7F073CB458.png" xlink:type="simple" xlink:show="embed" xlink:actuate="onLoad" loext:mime-type="image/png">
            <text:p/>
          </draw:image>
        </draw:frame>
        <draw:frame draw:style-name="gr51" draw:text-style-name="P29" draw:layer="layout" svg:width="25.184cm" svg:height="6.097cm" svg:x="1.015cm" svg:y="18.036cm">
          <draw:text-box>
            <text:p><text:span text:style-name="T20">Sources :</text:span></text:p>
            <text:p><text:span text:style-name="T20">- </text:span><text:span text:style-name="T21">https://www.w3.org/TR/2012/WD-html-markup-20121025/title.html</text:span></text:p>
            <text:p><text:span text:style-name="T21">- https://developer.mozilla.org/fr/docs/Web/HTML/Element/title</text:span></text:p>
            <text:p><text:span text:style-name="T21"/></text:p>
            <text:p><text:span text:style-name="T21"/></text:p>
            <text:p><text:span text:style-name="T21"/></text:p>
            <text:p><text:span text:style-name="T21"/></text:p>
            <text:p><text:span text:style-name="T21"/></text:p>
            <text:p><text:span text:style-name="T32"/></text:p>
          </draw:text-box>
        </draw:frame>
        <draw:frame presentation:style-name="Default-outline1" draw:text-style-name="P37" draw:layer="layout" svg:width="26.315cm" svg:height="4.572cm" svg:x="1.37cm" svg:y="5.585cm" presentation:class="outline" presentation:user-transformed="true">
          <draw:text-box>
            <text:list text:style-name="L2">
              <text:list-item>
                <text:p text:style-name="P33"><text:span text:style-name="T19">Utile au référencement, le contenu est affiché sur la page de résultat des moteurs de recherche</text:span></text:p>
              </text:list-item>
              <text:list-item>
                <text:p text:style-name="P33"><text:span text:style-name="T19">Contenu affiché dans l’onglet des navigateurs</text:span></text:p>
              </text:list-item>
            </text:list>
          </draw:text-box>
        </draw:frame>
        <draw:frame draw:style-name="gr2" draw:text-style-name="P27"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7"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7" draw:layer="layout" svg:width="26.315cm" svg:height="4.572cm" svg:x="1.37cm" svg:y="12.192cm" presentation:class="outline" presentation:user-transformed="true">
          <draw:text-box>
            <text:list text:style-name="L2">
              <text:list-item>
                <text:p text:style-name="P33"><text:span text:style-name="T19">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3" draw:text-style-name="P6" draw:layer="layout" svg:width="16.8cm" svg:height="13.365cm" svg:x="2.097cm" svg:y="14.103cm" presentation:class="notes">
            <draw:text-box>
              <text:list text:style-name="L1">
                <text:list-item>
                  <text:p><text:span text:style-name="T12">S’il y a plusieurs balises &lt;title&gt; dans la page, le navigateur utilisera la première balise</text:span></text:p>
                </text:list-item>
              </text:list>
            </draw:text-box>
          </draw:frame>
        </presentation:notes>
      </draw:page>
      <draw:page draw:name="page33"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098cm" svg:y="0.916cm" presentation:class="title" presentation:user-transformed="true">
          <draw:text-box>
            <text:p text:style-name="P1"><text:span text:style-name="T13">Squelette d’une page web – balise &lt;meta&gt;</text:span></text:p>
          </draw:text-box>
        </draw:frame>
        <draw:frame draw:style-name="gr52" draw:text-style-name="P29" draw:layer="layout" svg:width="27.94cm" svg:height="6.957cm" svg:x="-0.252cm" svg:y="17.016cm">
          <draw:text-box>
            <text:p><text:span text:style-name="T20">Sources :</text:span></text:p>
            <text:p><text:span text:style-name="T21">-</text:span><text:span text:style-name="T20"> </text:span><text:span text:style-name="T21">https://developer.mozilla.org/en-US/docs/Web/HTML/Element/meta</text:span></text:p>
            <text:p><text:span text:style-name="T21">- https://developer.mozilla.org/fr/docs/Mozilla/Mobile/Balise_meta_viewport</text:span></text:p>
            <text:p><text:span text:style-name="T21">- https://developer.apple.com/library/archive/documentation/AppleApplications/Reference/SafariHTMLRef/Articles/MetaTags.html#//apple_ref/doc/uid/TP40008193</text:span></text:p>
            <text:p><text:span text:style-name="T21">- https://developer.apple.com/library/archive/documentation/AppleApplications/Reference/SafariWebContent/UsingtheViewport/UsingtheViewport.html#//apple_ref/doc/uid/TP40006509-SW25</text:span></text:p>
          </draw:text-box>
        </draw:frame>
        <draw:frame presentation:style-name="Default-outline1" draw:text-style-name="P37" draw:layer="layout" svg:width="26.315cm" svg:height="11.431cm" svg:x="1.37cm" svg:y="3.553cm" presentation:class="outline" presentation:user-transformed="true">
          <draw:text-box>
            <text:list text:style-name="L2">
              <text:list-item>
                <text:p text:style-name="P33"><text:span text:style-name="T19">Attribut “name” pour désigner le type</text:span></text:p>
              </text:list-item>
              <text:list-item>
                <text:p text:style-name="P33"><text:span text:style-name="T19">Attribut “content” pour en définir le contenu</text:span></text:p>
              </text:list-item>
              <text:list-item>
                <text:p text:style-name="P33"><text:span text:style-name="T19">Exemples :</text:span></text:p>
                <text:list>
                  <text:list-item>
                    <text:p><text:span text:style-name="T19">description : pour afficher un descriptif de la page, utilisé par les moteurs de recherche</text:span></text:p>
                  </text:list-item>
                  <text:list-item>
                    <text:p><text:span text:style-name="T19">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4" draw:text-style-name="P6" draw:layer="layout" svg:width="16.8cm" svg:height="13.365cm" svg:x="2.097cm" svg:y="14.103cm" presentation:class="notes">
            <draw:text-box>
              <text:list text:style-name="L1">
                <text:list-item>
                  <text:p><text:span text:style-name="T12">Sur mobile le viewport désigne la zone d’affichage du site, comment le site doit se comporter sur mobile.</text:span></text:p>
                  <text:list>
                    <text:list-item>
                      <text:p><text:span text:style-name="T12">On peut par exemple décider que l’utilisateur ne peut pas zoomer dans le site grâce au viewport</text:span></text:p>
                    </text:list-item>
                  </text:list>
                </text:list-item>
              </text:list>
            </draw:text-box>
          </draw:frame>
        </presentation:notes>
      </draw:page>
      <draw:page draw:name="page34"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098cm" svg:y="0.916cm" presentation:class="title" presentation:user-transformed="true">
          <draw:text-box>
            <text:p text:style-name="P1"><text:span text:style-name="T13">Squelette d’une page web – balise &lt;head&gt;</text:span></text:p>
          </draw:text-box>
        </draw:frame>
        <draw:frame draw:style-name="gr53" draw:text-style-name="P27" draw:layer="layout" svg:width="27.618cm" svg:height="2.793cm" svg:x="0.176cm" svg:y="3.808cm">
          <draw:image xlink:href="Pictures/10000201000005C300000217ECD00B7F073CB458.png" xlink:type="simple" xlink:show="embed" xlink:actuate="onLoad" loext:mime-type="image/png">
            <text:p/>
          </draw:image>
        </draw:frame>
        <draw:frame draw:style-name="gr54" draw:text-style-name="P29" draw:layer="layout" svg:width="25.147cm" svg:height="5.391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21"/></text:p>
          </draw:text-box>
        </draw:frame>
        <draw:frame presentation:style-name="Default-outline1" draw:text-style-name="P37" draw:layer="layout" svg:width="26.315cm" svg:height="5.335cm" svg:x="1.37cm" svg:y="7.364cm" presentation:class="outline" presentation:user-transformed="true">
          <draw:text-box>
            <text:list text:style-name="L2">
              <text:list-item>
                <text:p xml:id="id45" text:id="id45" text:style-name="P33"><text:span text:style-name="T19">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text:span text:style-name="T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5"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2cm" svg:height="1.737cm" svg:x="1.393cm" svg:y="0.836cm" presentation:class="title" presentation:user-transformed="true">
          <draw:text-box>
            <text:p text:style-name="P1"><text:span text:style-name="T33">html – Récapitulatif</text:span></text:p>
          </draw:text-box>
        </draw:frame>
        <draw:frame presentation:style-name="pr35" draw:text-style-name="P18" draw:layer="layout" svg:width="25.806cm" svg:height="15.34cm" svg:x="1.37cm" svg:y="3.06cm" presentation:class="outline" presentation:user-transformed="true">
          <draw:text-box>
            <text:list text:style-name="L2">
              <text:list-item>
                <text:p text:style-name="P17"><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27"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7"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35"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6" draw:text-style-name="P18" draw:layer="layout" svg:width="25.806cm" svg:height="15.561cm" svg:x="1.393cm" svg:y="0.836cm" presentation:class="outline" presentation:user-transformed="true">
          <draw:text-box>
            <text:list text:style-name="L2">
              <text:list-item>
                <text:p text:style-name="P17"><text:span text:style-name="T9">La valeur de l’attribut “id” doit être unique sur une page.</text:span></text:p>
              </text:list-item>
              <text:list-item>
                <text:p text:style-name="P17"><text:span text:style-name="T9">Un balise html peut être :</text:span></text:p>
                <text:list>
                  <text:list-item>
                    <text:p text:style-name="P1"><text:span text:style-name="T9">inline : sa largeur est égale à son contenu</text:span></text:p>
                  </text:list-item>
                  <text:list-item>
                    <text:p text:style-name="P1"><text:span text:style-name="T9">bloc : sa largeur est égale à la largeur de la fenêtre</text:span></text:p>
                  </text:list-item>
                </text:list>
              </text:list-item>
              <text:list-item>
                <text:p text:style-name="P1"><text:span text:style-name="T9">Les balises peuvent s’imbriquer (gare à leurs fermetures)</text:span></text:p>
              </text:list-item>
            </text:list>
          </draw:text-box>
        </draw:fram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14"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10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098cm" svg:y="0.916cm" presentation:class="title" presentation:user-transformed="true">
          <draw:text-box>
            <text:p text:style-name="P1"><text:span text:style-name="T13">Squelette d’une page web</text:span></text:p>
          </draw:text-box>
        </draw:frame>
        <draw:frame draw:style-name="gr2" draw:text-style-name="P27"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37" presentation:class="page"/>
          <draw:frame presentation:style-name="pr37" draw:text-style-name="P4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57" draw:text-style-name="P42"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26.487cm" svg:height="11.192cm" svg:x="0.689cm" svg:y="4.824cm">
          <draw:image xlink:href="Pictures/10000201000003E9000001A7307157645F4242CB.png" xlink:type="simple" xlink:show="embed" xlink:actuate="onLoad" loext:mime-type="image/png">
            <text:p/>
          </draw:image>
        </draw:frame>
        <draw:frame presentation:style-name="pr11" draw:text-style-name="P21" draw:layer="layout" svg:width="25.198cm" svg:height="1.737cm" svg:x="1.098cm" svg:y="0.916cm" presentation:class="title" presentation:user-transformed="true">
          <draw:text-box>
            <text:p text:style-name="P1"><text:span text:style-name="T13">Notre page générée</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2">Voici comment le code de la diapo précédente s’affiche dans une navigateur</text:span></text:p>
            </draw:text-box>
          </draw:frame>
        </presentation:notes>
      </draw:page>
      <draw:page draw:name="page39" draw:style-name="dp1" draw:master-page-name="Default" presentation:presentation-page-layout-name="AL1T0">
        <draw:frame presentation:style-name="pr6" draw:text-style-name="P14" draw:layer="layout" svg:width="26.924cm" svg:height="2.208cm" svg:x="0.536cm" svg:y="9.672cm" presentation:class="title" presentation:user-transformed="true">
          <draw:text-box>
            <text:p text:style-name="P13"><text:span text:style-name="T8">Pas très beau non ?</text:span></text:p>
          </draw:text-box>
        </draw:frame>
        <draw:custom-shape draw:style-name="gr57" draw:text-style-name="P42"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text:span text:style-name="T6">Ça fonctionne, mais ce n’est pas très beau, alors on va embellir tout ça grâce au css</text:span></text:p>
            </draw:text-box>
          </draw:frame>
        </presentation:notes>
      </draw:page>
      <draw:page draw:name="page40"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CSS – Feuilles de style</text:span></text:p>
          </draw:text-box>
        </draw:frame>
        <draw:frame presentation:style-name="pr38" draw:text-style-name="P18" draw:layer="layout" svg:width="25.806cm" svg:height="12.179cm" svg:x="1.37cm" svg:y="3.06cm" presentation:class="outline" presentation:user-transformed="true">
          <draw:text-box>
            <text:list text:style-name="L2">
              <text:list-item>
                <text:p text:style-name="P17"><text:span text:style-name="T9">Signifie Cascading Style Sheets</text:span></text:p>
              </text:list-item>
              <text:list-item>
                <text:p text:style-name="P17"><text:span text:style-name="T9">Décrit la présentation d’une page html</text:span></text:p>
              </text:list-item>
              <text:list-item>
                <text:p text:style-name="P17"><text:span text:style-name="T9">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7">- Si la version 3 est utilisable présentement, il est possible que certaines spécifications changent. Ce fut le cas de la spécification de l’élément flexbox</text:span></text:p>
              <text:p><text:span text:style-name="T17">- Le html est la structure et le css l’habillement d’un site web</text:span></text:p>
            </draw:text-box>
          </draw:frame>
        </presentation:notes>
      </draw:page>
      <draw:page draw:name="page41"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CSS – Feuilles de style</text:span></text:p>
          </draw:text-box>
        </draw:frame>
        <draw:frame presentation:style-name="pr39" draw:text-style-name="P18" draw:layer="layout" svg:width="25.806cm" svg:height="14.719cm" svg:x="1.37cm" svg:y="3.06cm" presentation:class="outline" presentation:user-transformed="true">
          <draw:text-box>
            <text:list text:style-name="L2">
              <text:list-item>
                <text:p text:style-name="P17"><text:span text:style-name="T9">Syntaxe :</text:span></text:p>
                <text:list>
                  <text:list-item>
                    <text:p text:style-name="P1"><text:span text:style-name="T9">Sélecteur : élément sur lequel le style s’applique</text:span></text:p>
                  </text:list-item>
                  <text:list-item>
                    <text:p text:style-name="P1"><text:span text:style-name="T9">Propriété : effet que l’on souhaite donner (taille, couleur de texte, espacement)</text:span></text:p>
                  </text:list-item>
                  <text:list-item>
                    <text:p text:style-name="P1"><text:span text:style-name="T9">Valeur : valeur de la propriété («</text:span><text:span text:style-name="T34"> pink </text:span><text:span text:style-name="T35">»</text:span><text:span text:style-name="T9">, 42px, etc.)</text:span></text:p>
                  </text:list-item>
                </text:list>
              </text:list-item>
              <text:list-item>
                <text:p xml:id="id46" text:id="id46" text:style-name="P1"><text:span text:style-name="T9">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frame draw:style-name="gr2" draw:text-style-name="P27" draw:layer="layout" svg:width="7.355cm" svg:height="1.56cm" svg:x="10.423cm" svg:y="9.108cm">
          <draw:image xlink:href="Pictures/10000201000001160000003BAF49D0F8DF12E1B8.png" xlink:type="simple" xlink:show="embed" xlink:actuate="onLoad" loext:mime-type="image/png">
            <text:p/>
          </draw:image>
        </draw:frame>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CSS – Feuilles de style</text:span></text:p>
          </draw:text-box>
        </draw:frame>
        <draw:custom-shape draw:style-name="gr58" draw:text-style-name="P27" draw:layer="layout" svg:width="2.793cm" svg:height="1.332cm" svg:x="10.414cm" svg:y="9.213cm">
          <text:p/>
          <draw:enhanced-geometry svg:viewBox="0 0 21600 21600" draw:type="rectangle" draw:enhanced-path="M 0 0 L 21600 0 21600 21600 0 21600 0 0 Z N"/>
        </draw:custom-shape>
        <draw:line draw:style-name="gr18" draw:text-style-name="P27" draw:layer="layout" svg:x1="10.413cm" svg:y1="9.416cm" svg:x2="10.413cm" svg:y2="6.348cm">
          <text:p/>
        </draw:line>
        <draw:frame presentation:style-name="pr40" draw:text-style-name="P31" draw:layer="layout" svg:width="4.156cm" svg:height="1.684cm" svg:x="10.576cm" svg:y="6.188cm" presentation:class="title" presentation:user-transformed="true">
          <draw:text-box>
            <text:p text:style-name="P1"><text:span text:style-name="T24">Propriété</text:span></text:p>
          </draw:text-box>
        </draw:frame>
        <draw:custom-shape draw:style-name="gr29" draw:text-style-name="P27" draw:layer="layout" svg:width="1.73cm" svg:height="1.332cm" svg:x="15.239cm" svg:y="9.213cm">
          <text:p/>
          <draw:enhanced-geometry svg:viewBox="0 0 21600 21600" draw:type="rectangle" draw:enhanced-path="M 0 0 L 21600 0 21600 21600 0 21600 0 0 Z N"/>
        </draw:custom-shape>
        <draw:line draw:style-name="gr30" draw:text-style-name="P27" draw:layer="layout" svg:x1="15.239cm" svg:y1="9.416cm" svg:x2="15.239cm" svg:y2="6.348cm">
          <text:p/>
        </draw:line>
        <draw:custom-shape draw:style-name="gr59" draw:text-style-name="P27" draw:layer="layout" svg:width="7.511cm" svg:height="1.687cm" svg:x="10.012cm" svg:y="9.08cm">
          <text:p/>
          <draw:enhanced-geometry svg:viewBox="0 0 21600 21600" draw:type="rectangle" draw:enhanced-path="M 0 0 L 21600 0 21600 21600 0 21600 0 0 Z N"/>
        </draw:custom-shape>
        <draw:line draw:style-name="gr32" draw:text-style-name="P27" draw:layer="layout" svg:x1="10.013cm" svg:y1="13.713cm" svg:x2="10.013cm" svg:y2="10.645cm">
          <text:p/>
        </draw:line>
        <draw:frame presentation:style-name="pr41" draw:text-style-name="P31" draw:layer="layout" svg:width="7.876cm" svg:height="2.051cm" svg:x="10.412cm" svg:y="12.697cm" presentation:class="title" presentation:user-transformed="true">
          <draw:text-box>
            <text:p text:style-name="P1"><text:span text:style-name="T24">Déclaration CSS</text:span></text:p>
          </draw:text-box>
        </draw:frame>
        <draw:frame presentation:style-name="pr21" draw:text-style-name="P31" draw:layer="layout" svg:width="4.064cm" svg:height="1.539cm" svg:x="15.493cm" svg:y="6.228cm" presentation:class="title" presentation:user-transformed="true">
          <draw:text-box>
            <text:p text:style-name="P1"><text:span text:style-name="T24">Valeur</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CSS – Feuilles de style</text:span></text:p>
          </draw:text-box>
        </draw:frame>
        <draw:frame presentation:style-name="pr42" draw:text-style-name="P18" draw:layer="layout" svg:width="25.806cm" svg:height="13.956cm" svg:x="1.37cm" svg:y="3.06cm" presentation:class="outline" presentation:user-transformed="true">
          <draw:text-box>
            <text:list text:style-name="L2">
              <text:list-item>
                <text:p text:style-name="P17"><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à sa </text:span><text:span text:style-name="T6">façon</text:span><text:span text:style-name="T9"> d’interpréter le css, des différences de rendu sont possible</text:span></text:p>
              </text:list-item>
              <text:list-item>
                <text:p><text:span text:style-name="T9">Les commentaires s’écrivent entre /* */</text:span></text:p>
              </text:list-item>
            </text:list>
          </draw:text-box>
        </draw:frame>
        <draw:frame draw:style-name="gr44" draw:text-style-name="P29" draw:layer="layout" svg:width="25.147cm" svg:height="4.759cm" svg:x="1.015cm" svg:y="18.036cm">
          <draw:text-box>
            <text:p><text:span text:style-name="T20">Source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text:span text:style-name="T12">De nos jours, Chrome, Edge (depuis janvier 2020 – Appelé aussi Edge Chromium) et Opera possèdent le même moteur de rendu, si Firefox et Safari (dans une moindre mesure) ont quant à eux des moteurs de rendu différents. </text:span></text:p>
              <text:p><text:span text:style-name="T12">Les différences de rendu entre les navigateurs sont donc très minimes.</text:span></text:p>
            </draw:text-box>
          </draw:frame>
        </presentation:notes>
      </draw:page>
      <draw:page draw:name="page44"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13">CSS – Feuilles de style</text:span></text:p>
          </draw:text-box>
        </draw:frame>
        <draw:frame presentation:style-name="pr43" draw:text-style-name="P18" draw:layer="layout" svg:width="25.806cm" svg:height="7.605cm" svg:x="1.37cm" svg:y="3.06cm" presentation:class="outline" presentation:user-transformed="true">
          <draw:text-box>
            <text:list text:style-name="L2">
              <text:list-item>
                <text:p text:style-name="P17"><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u format .css</text:span></text:p>
                  </text:list-item>
                </text:list>
              </text:list-item>
            </text:list>
          </draw:text-box>
        </draw:frame>
        <draw:frame draw:style-name="gr44" draw:text-style-name="P29" draw:layer="layout" svg:width="25.147cm" svg:height="4.759cm" svg:x="1.015cm" svg:y="18.036cm">
          <draw:text-box>
            <text:p><text:span text:style-name="T20">Sources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5.199cm" svg:height="2.133cm" svg:x="1.393cm" svg:y="0.836cm" presentation:class="title" presentation:user-transformed="true">
          <draw:text-box>
            <text:p text:style-name="P1"><text:span text:style-name="T33">CSS – D</text:span><text:span text:style-name="T36">ans la balise html</text:span></text:p>
          </draw:text-box>
        </draw:frame>
        <draw:frame presentation:style-name="pr44" draw:text-style-name="P18" draw:layer="layout" svg:width="25.806cm" svg:height="2.019cm" svg:x="1.37cm" svg:y="3.06cm" presentation:class="outline" presentation:user-transformed="true">
          <draw:text-box>
            <text:list text:style-name="L2">
              <text:list-item>
                <text:p text:style-name="P17"><text:span text:style-name="T9">Utilisation de l’attribut « style » </text:span></text:p>
              </text:list-item>
            </text:list>
          </draw:text-box>
        </draw:frame>
        <draw:frame draw:style-name="gr60" draw:text-style-name="P30" draw:layer="layout" svg:width="14.804cm" svg:height="2.231cm" svg:x="6.602cm" svg:y="7.216cm">
          <draw:text-box>
            <text:p text:style-name="P13"><text:span text:style-name="T23">La propriété « color » permet de définir la couleur du texte d’une balise</text:span></text:p>
          </draw:text-box>
        </draw:frame>
        <draw:frame draw:style-name="gr61" draw:text-style-name="P30" xml:id="id47" draw:id="id47" draw:layer="layout" svg:width="14.804cm" svg:height="1.673cm" svg:x="6.602cm" svg:y="10.92cm">
          <draw:text-box>
            <text:p text:style-name="P13"><text:span text:style-name="T23">Et il s’affiche en rouge, comme défini dans le code</text:span></text:p>
          </draw:text-box>
        </draw:frame>
        <draw:frame draw:style-name="gr2" draw:text-style-name="P27"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7" xml:id="id48" draw:id="id48" draw:layer="layout" svg:width="4.603cm" svg:height="1.295cm" svg:x="11.429cm" svg:y="9.625cm">
          <draw:image xlink:href="Pictures/10000201000000AE00000031253CF4AE7AE387D5.png" xlink:type="simple" xlink:show="embed" xlink:actuate="onLoad" loext:mime-type="image/png">
            <text:p/>
          </draw:image>
        </draw:frame>
        <draw:frame presentation:style-name="pr45" draw:text-style-name="P18" draw:layer="layout" svg:width="25.806cm" svg:height="2.019cm" svg:x="1.37cm" svg:y="12.6cm" presentation:class="outline" presentation:user-transformed="true">
          <draw:text-box>
            <text:list text:style-name="L2">
              <text:list-item>
                <text:p xml:id="id49" text:id="id49" text:style-name="P17"><text:span text:style-name="T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5.199cm" svg:height="2.133cm" svg:x="1.393cm" svg:y="0.836cm" presentation:class="title" presentation:user-transformed="true">
          <draw:text-box>
            <text:p text:style-name="P1"><text:span text:style-name="T33">CSS – D</text:span><text:span text:style-name="T36">ans la balise html - Inconvénient</text:span></text:p>
          </draw:text-box>
        </draw:frame>
        <draw:frame presentation:style-name="pr46" draw:text-style-name="P18" draw:layer="layout" svg:width="25.806cm" svg:height="12.94cm" svg:x="1.37cm" svg:y="3.06cm" presentation:class="outline" presentation:user-transformed="true">
          <draw:text-box>
            <text:list text:style-name="L2">
              <text:list-item>
                <text:p xml:id="id50" text:id="id50" text:style-name="P17"><text:span text:style-name="T9">Maintenabilité </text:span></text:p>
                <text:list>
                  <text:list-item>
                    <text:p xml:id="id51" text:id="id51" text:style-name="P1"><text:span text:style-name="T9">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Balise &lt;style&gt;</text:span></text:p>
          </draw:text-box>
        </draw:frame>
        <draw:frame presentation:style-name="pr47" draw:text-style-name="P18" draw:layer="layout" svg:width="25.806cm" svg:height="6.336cm" svg:x="1.37cm" svg:y="3.06cm" presentation:class="outline" presentation:user-transformed="true">
          <draw:text-box>
            <text:list text:style-name="L2">
              <text:list-item>
                <text:p xml:id="id52" text:id="id52" text:style-name="P17"><text:span text:style-name="T9">Peut-être placée dans la balise &lt;head&gt; ou &lt;body&gt; (&lt;head&gt; par convention)</text:span></text:p>
              </text:list-item>
              <text:list-item>
                <text:p text:style-name="P17"><text:span text:style-name="T9">Souvent vue avec l’attribut « type » et la valeur « text/css »</text:span></text:p>
              </text:list-item>
              <text:list-item>
                <text:p text:style-name="P17"><text:span text:style-name="T9">Peut être multiple</text:span></text:p>
              </text:list-item>
            </text:list>
          </draw:text-box>
        </draw:frame>
        <draw:frame draw:style-name="gr44" draw:text-style-name="P29" draw:layer="layout" svg:width="25.147cm" svg:height="4.759cm" svg:x="1.015cm" svg:y="18.036cm">
          <draw:text-box>
            <text:p><text:span text:style-name="T20">Source :</text:span></text:p>
            <text:p><text:span text:style-name="T20">- </text:span><text:span text:style-name="T21">https://developer.mozilla.org/fr/docs/Web/HTML/Element/style</text:span></text:p>
            <text:p><text:span text:style-name="T21"/></text:p>
            <text:p><text:span text:style-name="T21"/></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48"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8"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Balise &lt;style&gt; - Inconvénient</text:span></text:p>
          </draw:text-box>
        </draw:frame>
        <draw:frame presentation:style-name="pr49" draw:text-style-name="P18" draw:layer="layout" svg:width="25.806cm" svg:height="12.94cm" svg:x="1.37cm" svg:y="3.06cm" presentation:class="outline" presentation:user-transformed="true">
          <draw:text-box>
            <text:list text:style-name="L2">
              <text:list-item>
                <text:p text:style-name="P17"><text:span text:style-name="T9">Maintenabilité </text:span></text:p>
                <text:list>
                  <text:list-item>
                    <text:p text:style-name="P1"><text:span text:style-name="T9">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48"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 de style externe</text:span></text:p>
          </draw:text-box>
        </draw:frame>
        <draw:frame presentation:style-name="pr50" draw:text-style-name="P18" draw:layer="layout" svg:width="25.806cm" svg:height="5.067cm" svg:x="1.37cm" svg:y="3.06cm" presentation:class="outline" presentation:user-transformed="true">
          <draw:text-box>
            <text:list text:style-name="L2">
              <text:list-item>
                <text:p text:style-name="P17"><text:span text:style-name="T9">Extension .css</text:span></text:p>
              </text:list-item>
              <text:list-item>
                <text:p text:style-name="P17"><text:span text:style-name="T9">Feuille liée via la balise &lt;link&gt; dans la balise &lt;head&gt;</text:span></text:p>
              </text:list-item>
            </text:list>
          </draw:text-box>
        </draw:frame>
        <draw:frame draw:style-name="gr44" draw:text-style-name="P29" draw:layer="layout" svg:width="25.147cm" svg:height="4.759cm" svg:x="1.015cm" svg:y="18.036cm">
          <draw:text-box>
            <text:p><text:span text:style-name="T20">Source :</text:span></text:p>
            <text:p><text:span text:style-name="T20">- </text:span><text:span text:style-name="T21">https://developer.mozilla.org/fr/docs/Web/HTML/Element/link</text:span></text:p>
            <text:p><text:span text:style-name="T21"/></text:p>
            <text:p><text:span text:style-name="T21"/></text:p>
            <text:p><text:span text:style-name="T21"/></text:p>
            <text:p><text:span text:style-name="T21"/></text:p>
            <text:p><text:span text:style-name="T21"/></text:p>
          </draw:text-box>
        </draw:frame>
        <draw:frame draw:style-name="gr2" draw:text-style-name="P27" xml:id="id53" draw:id="id53" draw:layer="layout" svg:width="22.439cm" svg:height="1.533cm" svg:x="2.284cm" svg:y="8.888cm">
          <draw:image xlink:href="Pictures/10000201000003500000003A28885DA37A188C22.png" xlink:type="simple" xlink:show="embed" xlink:actuate="onLoad" loext:mime-type="image/png">
            <text:p/>
          </draw:image>
        </draw:frame>
        <draw:frame presentation:style-name="pr51" draw:text-style-name="P18" draw:layer="layout" svg:width="25.806cm" svg:height="3.871cm" svg:x="1.37cm" svg:y="10.86cm" presentation:class="outline" presentation:user-transformed="true">
          <draw:text-box>
            <text:list text:style-name="L2">
              <text:list-item>
                <text:p xml:id="id54" text:id="id54" text:style-name="P17"><text:span text:style-name="T9">Possibilité de mettre plusieurs balises &lt;link&gt; dans la même page</text:span></text:p>
              </text:list-item>
              <text:list-item>
                <text:p text:style-name="P17"><text:span text:style-name="T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52" draw:text-style-name="P40" draw:layer="layout" svg:width="16.8cm" svg:height="13.365cm" svg:x="2.097cm" svg:y="14.103cm" presentation:class="notes" presentation:user-transformed="true">
            <draw:text-box>
              <text:list text:style-name="L1">
                <text:list-item>
                  <text:p text:style-name="P1"><text:span text:style-name="T37">Le fichier externe est liée et non embarqué. </text:span><text:span text:style-name="T37"><text:line-break/></text:span><text:span text:style-name="T37">De ce fait le chemin (attribut “src”) doit être changé si un des fichiers venait à changer d’emplacement</text:span></text:p>
                </text:list-item>
              </text:list>
            </draw:text-box>
          </draw:frame>
        </presentation:notes>
      </draw:page>
      <draw:page draw:name="page50"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Sélecteur html</text:span></text:p>
          </draw:text-box>
        </draw:frame>
        <draw:frame presentation:style-name="pr53" draw:text-style-name="P18" draw:layer="layout" svg:width="25.806cm" svg:height="9.384cm" svg:x="1.37cm" svg:y="3.06cm" presentation:class="outline" presentation:user-transformed="true">
          <draw:text-box>
            <text:list text:style-name="L2">
              <text:list-item>
                <text:p text:style-name="P17"><text:span text:style-name="T9">Sert à appliquer une ou plusieurs déclarations css dans un fichier lié OU entre les balises &lt;style&gt;&lt;/style&gt;</text:span></text:p>
              </text:list-item>
              <text:list-item>
                <text:p text:style-name="P17"><text:span text:style-name="T9">N’importe quelle balise html peut servir de sélecteur et donc ses déclarations s’appliquent à toutes les balises qui ont le même nom</text:span></text:p>
                <text:p text:style-name="P17"><text:span text:style-name="T9"/></text:p>
              </text:list-item>
            </text:list>
          </draw:text-box>
        </draw:frame>
        <draw:frame draw:style-name="gr2" draw:text-style-name="P27" xml:id="id55" draw:id="id55" draw:layer="layout" svg:width="10.926cm" svg:height="5.185cm" svg:x="8.535cm" svg:y="12.085cm">
          <draw:image xlink:href="Pictures/100002010000019D000000C4C66CADCB28D1F5E0.png" xlink:type="simple" xlink:show="embed" xlink:actuate="onLoad" loext:mime-type="image/png">
            <text:p/>
          </draw:image>
        </draw:frame>
        <draw:frame presentation:style-name="pr54" draw:text-style-name="P36" xml:id="id56" draw:id="id56" draw:layer="layout" svg:width="19.844cm" svg:height="3.811cm" svg:x="4.078cm" svg:y="17.524cm" presentation:class="title" presentation:user-transformed="true">
          <draw:text-box>
            <text:p text:style-name="P13"><text:span text:style-name="T29">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55"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1"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Sélecteur html</text:span></text:p>
          </draw:text-box>
        </draw:frame>
        <draw:frame draw:style-name="gr2" draw:text-style-name="P27" draw:layer="layout" svg:width="19.436cm" svg:height="7.748cm" svg:x="4.947cm" svg:y="6.312cm">
          <draw:image xlink:href="Pictures/100002010000026E000000F88DB7023CC2B53B6F.png" xlink:type="simple" xlink:show="embed" xlink:actuate="onLoad" loext:mime-type="image/png">
            <text:p/>
          </draw:image>
        </draw:frame>
        <draw:custom-shape draw:style-name="gr62" draw:text-style-name="P27" draw:layer="layout" svg:width="1.524cm" svg:height="1.332cm" svg:x="5.08cm" svg:y="6.377cm">
          <text:p/>
          <draw:enhanced-geometry svg:viewBox="0 0 21600 21600" draw:type="rectangle" draw:enhanced-path="M 0 0 L 21600 0 21600 21600 0 21600 0 0 Z N"/>
        </draw:custom-shape>
        <draw:line draw:style-name="gr63" draw:text-style-name="P27" draw:layer="layout" svg:x1="5.079cm" svg:y1="6.579cm" svg:x2="5.079cm" svg:y2="4.441cm">
          <text:p/>
        </draw:line>
        <draw:frame presentation:style-name="pr21" draw:text-style-name="P31" draw:layer="layout" svg:width="5.588cm" svg:height="1.539cm" svg:x="5.333cm" svg:y="4.409cm" presentation:class="title" presentation:user-transformed="true">
          <draw:text-box>
            <text:p text:style-name="P1"><text:span text:style-name="T24">sélecteur</text:span></text:p>
          </draw:text-box>
        </draw:frame>
        <draw:custom-shape draw:style-name="gr64" draw:text-style-name="P27"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32" draw:text-style-name="P27" draw:layer="layout" svg:x1="6.603cm" svg:y1="15.999cm" svg:x2="6.603cm" svg:y2="9.021cm">
          <text:p/>
        </draw:line>
        <draw:frame presentation:style-name="pr21" draw:text-style-name="P31" draw:layer="layout" svg:width="4.064cm" svg:height="1.539cm" svg:x="6.856cm" svg:y="14.976cm" presentation:class="title" presentation:user-transformed="true">
          <draw:text-box>
            <text:p text:style-name="P1"><text:span text:style-name="T24">propriété</text:span></text:p>
          </draw:text-box>
        </draw:frame>
        <draw:custom-shape draw:style-name="gr65" draw:text-style-name="P27"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66" draw:text-style-name="P27" draw:layer="layout" svg:x1="16.763cm" svg:y1="11.427cm" svg:x2="16.763cm" svg:y2="4.449cm">
          <text:p/>
        </draw:line>
        <draw:frame presentation:style-name="pr21" draw:text-style-name="P31" draw:layer="layout" svg:width="4.064cm" svg:height="1.539cm" svg:x="17.016cm" svg:y="4.061cm" presentation:class="title" presentation:user-transformed="true">
          <draw:text-box>
            <text:p text:style-name="P1"><text:span text:style-name="T24">valeur</text:span></text:p>
          </draw:text-box>
        </draw:frame>
        <draw:custom-shape draw:style-name="gr67" draw:text-style-name="P27"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68" draw:text-style-name="P27" draw:layer="layout" svg:x1="6.349cm" svg:y1="18.539cm" svg:x2="6.349cm" svg:y2="8.767cm">
          <text:p/>
        </draw:line>
        <draw:frame presentation:style-name="pr21" draw:text-style-name="P31" draw:layer="layout" svg:width="6.859cm" svg:height="1.539cm" svg:x="6.604cm" svg:y="17.513cm" presentation:class="title" presentation:user-transformed="true">
          <draw:text-box>
            <text:p text:style-name="P1"><text:span text:style-name="T24">déclaration css</text:span></text:p>
          </draw:text-box>
        </draw:frame>
        <presentation:notes draw:style-name="dp2">
          <draw:page-thumbnail draw:style-name="gr3" draw:layer="layout" svg:width="13.586cm" svg:height="11.136cm" svg:x="3.703cm" svg:y="2.252cm" draw:page-number="51" presentation:class="page"/>
          <draw:frame presentation:style-name="pr56"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2"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Sélecteur de classe</text:span></text:p>
          </draw:text-box>
        </draw:frame>
        <draw:frame presentation:style-name="pr57" draw:text-style-name="P18" draw:layer="layout" svg:width="25.806cm" svg:height="15.225cm" svg:x="1.37cm" svg:y="3.06cm" presentation:class="outline" presentation:user-transformed="true">
          <draw:text-box>
            <text:list text:style-name="L2">
              <text:list-item>
                <text:p text:style-name="P17"><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7"><text:span text:style-name="T9">Utilisation de l’attribut « class », attribut global donc utilisable sur n’importe quel balise html</text:span></text:p>
              </text:list-item>
              <text:list-item>
                <text:p text:style-name="P17"><text:span text:style-name="T9">Une classe peut être utilisée par plusieurs balises html</text:span></text:p>
              </text:list-item>
            </text:list>
          </draw:text-box>
        </draw:frame>
        <presentation:notes draw:style-name="dp2">
          <draw:page-thumbnail draw:style-name="gr3" draw:layer="layout" svg:width="13.586cm" svg:height="11.136cm" svg:x="3.703cm" svg:y="2.252cm" draw:page-number="52" presentation:class="page"/>
          <draw:frame presentation:style-name="pr58"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3"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Sélecteur de classe</text:span></text:p>
          </draw:text-box>
        </draw:frame>
        <draw:frame presentation:style-name="pr59" draw:text-style-name="P18" draw:layer="layout" svg:width="25.806cm" svg:height="15.225cm" svg:x="1.37cm" svg:y="3.06cm" presentation:class="outline" presentation:user-transformed="true">
          <draw:text-box>
            <text:list text:style-name="L2">
              <text:list-item>
                <text:p text:style-name="P17"><text:span text:style-name="T9">Ciblage plus spécifique</text:span></text:p>
              </text:list-item>
              <text:list-item>
                <text:p text:style-name="P17"><text:span text:style-name="T9">Dans le fichier css, on cible une classe en la préfixant d’un point « . »</text:span></text:p>
              </text:list-item>
              <text:list-item>
                <text:p text:style-name="P17"><text:span text:style-name="T9">Les noms de classes sont sensibles à la casse :</text:span></text:p>
                <text:list>
                  <text:list-item>
                    <text:p text:style-name="P1"><text:span text:style-name="T36">MaClasse ce n’est pas la même chose que « maclasse »</text:span></text:p>
                  </text:list-item>
                </text:list>
                <text:p text:style-name="P17"><text:span text:style-name="T9"/></text:p>
              </text:list-item>
            </text:list>
          </draw:text-box>
        </draw:frame>
        <presentation:notes draw:style-name="dp2">
          <draw:page-thumbnail draw:style-name="gr3" draw:layer="layout" svg:width="13.586cm" svg:height="11.136cm" svg:x="3.703cm" svg:y="2.252cm" draw:page-number="53" presentation:class="page"/>
          <draw:frame presentation:style-name="pr60"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4"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Sélecteur de classe</text:span></text:p>
          </draw:text-box>
        </draw:frame>
        <draw:frame draw:style-name="gr69" draw:text-style-name="P27" draw:layer="layout" svg:width="10.795cm" svg:height="8.996cm" svg:x="0.506cm" svg:y="2.792cm">
          <draw:image xlink:href="Pictures/1000020100000286000001E6BBFB5DEA76CE1914.png" xlink:type="simple" xlink:show="embed" xlink:actuate="onLoad" loext:mime-type="image/png">
            <text:p/>
          </draw:image>
        </draw:frame>
        <draw:frame presentation:style-name="pr21" draw:text-style-name="P43" draw:layer="layout" svg:width="6.859cm" svg:height="1.539cm" svg:x="2.032cm" svg:y="11.936cm" presentation:class="title" presentation:user-transformed="true">
          <draw:text-box>
            <text:p text:style-name="P13"><text:span text:style-name="T24">sélecteurs css</text:span></text:p>
          </draw:text-box>
        </draw:frame>
        <draw:frame presentation:style-name="pr21" draw:text-style-name="P43" draw:layer="layout" svg:width="6.859cm" svg:height="1.539cm" svg:x="13.187cm" svg:y="19.048cm" presentation:class="title" presentation:user-transformed="true">
          <draw:text-box>
            <text:p text:style-name="P13"><text:span text:style-name="T24">balises html</text:span></text:p>
          </draw:text-box>
        </draw:frame>
        <draw:frame draw:style-name="gr70" draw:text-style-name="P27"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61"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5"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Sélecteur de classe</text:span></text:p>
          </draw:text-box>
        </draw:frame>
        <draw:frame presentation:style-name="pr62" draw:text-style-name="P18" draw:layer="layout" svg:width="25.806cm" svg:height="14.211cm" svg:x="1.37cm" svg:y="3.06cm" presentation:class="outline" presentation:user-transformed="true">
          <draw:text-box>
            <text:list text:style-name="L2">
              <text:list-item>
                <text:p text:style-name="P17"><text:span text:style-name="T9">Un élément html peut avoir plusieurs classes, elles doivent être séparées par un espace</text:span></text:p>
              </text:list-item>
              <text:list-item>
                <text:p text:style-name="P17"><text:span text:style-name="T9">L’ordre des classes dans l’attribut « class » n’influe en rien sur l’interprétation des déclarations</text:span></text:p>
              </text:list-item>
              <text:list-item>
                <text:p text:style-name="P17"><text:span text:style-name="T9">Plusieurs sélecteurs peuvent partager les mêmes déclarations css, chaque sélecteur doit être espacé d’une virgule</text:span></text:p>
              </text:list-item>
              <text:list-item>
                <text:p text:style-name="P17"><text:span text:style-name="T9">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55" presentation:class="page"/>
          <draw:frame presentation:style-name="pr63" draw:text-style-name="P40" draw:layer="layout" svg:width="16.8cm" svg:height="13.365cm" svg:x="2.097cm" svg:y="14.103cm" presentation:class="notes" presentation:user-transformed="true">
            <draw:text-box>
              <text:list text:style-name="L1">
                <text:list-item>
                  <text:p text:style-name="P1"><text:span text:style-name="T37">L’attribut “id” doit être utilisé pour faire des ancres au sein même d’une page</text:span></text:p>
                </text:list-item>
              </text:list>
            </draw:text-box>
          </draw:frame>
        </presentation:notes>
      </draw:page>
      <draw:page draw:name="page56"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 de style externe</text:span></text:p>
          </draw:text-box>
        </draw:frame>
        <draw:frame draw:style-name="gr2" draw:text-style-name="P27"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7" draw:layer="layout" svg:width="11.367cm" svg:height="4.531cm" svg:x="1.333cm" svg:y="11.936cm">
          <draw:image xlink:href="Pictures/100002010000026E000000F88DB7023CC2B53B6F.png" xlink:type="simple" xlink:show="embed" xlink:actuate="onLoad" loext:mime-type="image/png">
            <text:p/>
          </draw:image>
        </draw:frame>
        <draw:frame presentation:style-name="pr64" draw:text-style-name="P36" draw:layer="layout" svg:width="4.901cm" svg:height="1.417cm" svg:x="4.318cm" svg:y="10.148cm" presentation:class="title" presentation:user-transformed="true">
          <draw:text-box>
            <text:p text:style-name="P13"><text:span text:style-name="T29">index.html</text:span></text:p>
          </draw:text-box>
        </draw:frame>
        <draw:frame presentation:style-name="pr64" draw:text-style-name="P36" draw:layer="layout" svg:width="4.903cm" svg:height="1.417cm" svg:x="4.24cm" svg:y="16.508cm" presentation:class="title" presentation:user-transformed="true">
          <draw:text-box>
            <text:p text:style-name="P13"><text:span text:style-name="T29">style.css</text:span></text:p>
          </draw:text-box>
        </draw:frame>
        <draw:frame draw:style-name="gr2" draw:text-style-name="P27" draw:layer="layout" svg:width="4.603cm" svg:height="1.295cm" svg:x="17.493cm" svg:y="4.292cm">
          <draw:image xlink:href="Pictures/10000201000000AE00000031253CF4AE7AE387D5.png" xlink:type="simple" xlink:show="embed" xlink:actuate="onLoad" loext:mime-type="image/png">
            <text:p/>
          </draw:image>
        </draw:frame>
        <draw:frame presentation:style-name="pr54" draw:text-style-name="P36" draw:layer="layout" svg:width="9.908cm" svg:height="3.811cm" svg:x="14.73cm" svg:y="5.84cm" presentation:class="title" presentation:user-transformed="true">
          <draw:text-box>
            <text:p text:style-name="P13"><text:span text:style-name="T29">Rendu html</text:span></text:p>
          </draw:text-box>
        </draw:frame>
        <presentation:notes draw:style-name="dp2">
          <draw:page-thumbnail draw:style-name="gr3" draw:layer="layout" svg:width="13.586cm" svg:height="11.136cm" svg:x="3.703cm" svg:y="2.252cm" draw:page-number="56" presentation:class="page"/>
          <draw:frame presentation:style-name="pr65"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7"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 de style externe - Avantages</text:span></text:p>
          </draw:text-box>
        </draw:frame>
        <draw:frame presentation:style-name="pr66" draw:text-style-name="P18" draw:layer="layout" svg:width="25.806cm" svg:height="14.464cm" svg:x="1.37cm" svg:y="3.06cm" presentation:class="outline" presentation:user-transformed="true">
          <draw:text-box>
            <text:list text:style-name="L2">
              <text:list-item>
                <text:p text:style-name="P17"><text:span text:style-name="T9">Maintenabilité </text:span></text:p>
                <text:list>
                  <text:list-item>
                    <text:p text:style-name="P1"><text:span text:style-name="T9">Si on change le fichier css, tous les fichiers html liés à un fichier css verront les modifications</text:span></text:p>
                  </text:list-item>
                  <text:list-item>
                    <text:p text:style-name="P1"><text:span text:style-name="T9">Le style et la structure sont séparés</text:span></text:p>
                  </text:list-item>
                </text:list>
              </text:list-item>
              <text:list-item>
                <text:p xml:id="id57" text:id="id57" text:style-name="P1"><text:span text:style-name="T9">Cohérence dans le design</text:span></text:p>
                <text:list>
                  <text:list-item>
                    <text:p xml:id="id58" text:id="id58" text:style-name="P1"><text:span text:style-name="T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57" presentation:class="page"/>
          <draw:frame presentation:style-name="pr67" draw:text-style-name="P40" draw:layer="layout" svg:width="16.8cm" svg:height="13.365cm" svg:x="2.097cm" svg:y="14.103cm" presentation:class="notes" presentation:user-transformed="true">
            <draw:text-box>
              <text:list text:style-name="L1">
                <text:list-item>
                  <text:p text:style-name="P1"><text:span text:style-name="T3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8"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s de style – La cascade</text:span></text:p>
          </draw:text-box>
        </draw:frame>
        <draw:frame presentation:style-name="pr68" draw:text-style-name="P18" draw:layer="layout" svg:width="25.806cm" svg:height="6.081cm" svg:x="1.37cm" svg:y="3.06cm" presentation:class="outline" presentation:user-transformed="true">
          <draw:text-box>
            <text:list text:style-name="L2">
              <text:list-item>
                <text:p text:style-name="P17"><text:span text:style-name="T9">Comme le html, le navigateur lit un fichier css de haut en bas. Si une propriété est redéfinie plus tard, c’est la propriété la plus récente qui est prise en compte</text:span></text:p>
              </text:list-item>
            </text:list>
          </draw:text-box>
        </draw:frame>
        <draw:frame draw:style-name="gr2" draw:text-style-name="P27" xml:id="id59" draw:id="id59" draw:layer="layout" svg:width="17.516cm" svg:height="10.267cm" svg:x="2.295cm" svg:y="9.544cm">
          <draw:image xlink:href="Pictures/100002010000029600000184454C579D89BFE76E.png" xlink:type="simple" xlink:show="embed" xlink:actuate="onLoad" loext:mime-type="image/png">
            <text:p/>
          </draw:image>
        </draw:frame>
        <draw:custom-shape draw:style-name="gr71" draw:text-style-name="P27" xml:id="id60" draw:id="id60" draw:layer="layout" svg:width="8.889cm" svg:height="1.332cm" svg:x="3.809cm" svg:y="16.953cm">
          <text:p/>
          <draw:enhanced-geometry svg:viewBox="0 0 21600 21600" draw:type="rectangle" draw:enhanced-path="M 0 0 L 21600 0 21600 21600 0 21600 0 0 Z N"/>
        </draw:custom-shape>
        <draw:polyline draw:style-name="gr63" draw:text-style-name="P27" xml:id="id61" draw:id="id61" draw:layer="layout" svg:width="0cm" svg:height="2.426cm" svg:x="3.808cm" svg:y="14.729cm" svg:viewBox="0 0 0 2427" draw:points="0,2427 0,0">
          <text:p/>
        </draw:polyline>
        <draw:frame presentation:style-name="pr20" draw:text-style-name="P31" xml:id="id62" draw:id="id62" draw:layer="layout" svg:width="18.288cm" svg:height="3.076cm" svg:x="4.316cm" svg:y="14.476cm" presentation:class="title" presentation:user-transformed="true">
          <draw:text-box>
            <text:p text:style-name="P1"><text:span text:style-name="T24">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586cm" svg:height="11.136cm" svg:x="3.703cm" svg:y="2.252cm" draw:page-number="58" presentation:class="page"/>
          <draw:frame presentation:style-name="pr69" draw:text-style-name="P40" draw:layer="layout" svg:width="16.8cm" svg:height="13.365cm" svg:x="2.097cm" svg:y="14.103cm" presentation:class="notes" presentation:user-transformed="true">
            <draw:text-box>
              <text:list text:style-name="L1">
                <text:list-item>
                  <text:p text:style-name="P1"><text:span text:style-name="T3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59"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s de style – La cascade</text:span></text:p>
          </draw:text-box>
        </draw:frame>
        <draw:frame presentation:style-name="pr70" draw:text-style-name="P18" draw:layer="layout" svg:width="25.806cm" svg:height="8.368cm" svg:x="1.37cm" svg:y="3.06cm" presentation:class="outline" presentation:user-transformed="true">
          <draw:text-box>
            <text:list text:style-name="L2">
              <text:list-item>
                <text:p text:style-name="P17"><text:span text:style-name="T9">Les propriétés css sont héréditaires :</text:span></text:p>
                <text:list>
                  <text:list-item>
                    <text:p text:style-name="P1"><text:span text:style-name="T18">Si une classe / balise html a une déclaration, sa descendance en héritera sauf si elle surcharge la </text:span><text:span text:style-name="T9">déclaration</text:span></text:p>
                  </text:list-item>
                  <text:list-item>
                    <text:p text:style-name="P1"><text:span text:style-name="T9">On peut forcer l’hérédité avec la valeur « inherit » pour la propriété que l’on souhaite</text:span></text:p>
                  </text:list-item>
                </text:list>
              </text:list-item>
            </text:list>
          </draw:text-box>
        </draw:frame>
        <draw:frame draw:style-name="gr2" draw:text-style-name="P27" xml:id="id63" draw:id="id63"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3" draw:text-style-name="P40" draw:layer="layout" svg:width="16.8cm" svg:height="13.365cm" svg:x="2.097cm" svg:y="14.103cm" presentation:class="notes" presentation:user-transformed="true">
            <draw:text-box>
              <text:p text:style-name="P1"><text:span text:style-name="T37">- Bonne pratique : Mettre la propriété « font-family » sur la balise html la plus haute dans le code (&lt;body&gt; ou &lt;html&gt;)</text:span></text:p>
            </draw:text-box>
          </draw:frame>
        </presentation:notes>
      </draw:page>
      <draw:page draw:name="page60"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s de style – La cascade</text:span></text:p>
          </draw:text-box>
        </draw:frame>
        <draw:frame draw:style-name="gr2" draw:text-style-name="P27"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7" draw:layer="layout" svg:width="7.979cm" svg:height="8.096cm" svg:x="18.435cm" svg:y="2.824cm">
          <draw:image xlink:href="Pictures/100002010000019C000001A2F917CED7BDA67DB3.png" xlink:type="simple" xlink:show="embed" xlink:actuate="onLoad" loext:mime-type="image/png">
            <text:p/>
          </draw:image>
        </draw:frame>
        <draw:frame presentation:style-name="pr71" draw:text-style-name="P36" draw:layer="layout" svg:width="25.908cm" svg:height="3.777cm" svg:x="1.045cm" svg:y="16.325cm" presentation:class="title" presentation:user-transformed="true">
          <draw:text-box>
            <text:p text:style-name="P13"><text:span text:style-name="T29">Le texte de ma balise &lt;span&gt; est en gras car il est contenu dans une balise &lt;p&gt; possédant la déclaration css « font-weight:bold; »</text:span></text:p>
          </draw:text-box>
        </draw:frame>
        <draw:frame draw:style-name="gr2" draw:text-style-name="P27" draw:layer="layout" svg:width="15.956cm" svg:height="2.761cm" svg:x="2.663cm" svg:y="11.681cm">
          <draw:image xlink:href="Pictures/10000201000002A400000075E73070F427A6DFFD.png" xlink:type="simple" xlink:show="embed" xlink:actuate="onLoad" loext:mime-type="image/png">
            <text:p/>
          </draw:image>
        </draw:frame>
        <draw:frame presentation:style-name="pr64" draw:text-style-name="P36" draw:layer="layout" svg:width="4.901cm" svg:height="1.417cm" svg:x="6.896cm" svg:y="8.597cm" presentation:class="title" presentation:user-transformed="true">
          <draw:text-box>
            <text:p text:style-name="P13"><text:span text:style-name="T29">index.html</text:span></text:p>
          </draw:text-box>
        </draw:frame>
        <draw:frame presentation:style-name="pr64" draw:text-style-name="P36" draw:layer="layout" svg:width="4.903cm" svg:height="1.417cm" svg:x="19.895cm" svg:y="10.997cm" presentation:class="title" presentation:user-transformed="true">
          <draw:text-box>
            <text:p text:style-name="P13"><text:span text:style-name="T29">style.css</text:span></text:p>
          </draw:text-box>
        </draw:frame>
        <draw:frame presentation:style-name="pr64" draw:text-style-name="P36" draw:layer="layout" svg:width="11.001cm" svg:height="1.417cm" svg:x="5.299cm" svg:y="14.597cm" presentation:class="title" presentation:user-transformed="true">
          <draw:text-box>
            <text:p text:style-name="P13"><text:span text:style-name="T29">rendu dans le navigateur</text:span></text:p>
          </draw:text-box>
        </draw:frame>
        <presentation:notes draw:style-name="dp2">
          <draw:page-thumbnail draw:style-name="gr3" draw:layer="layout" svg:width="13.586cm" svg:height="11.136cm" svg:x="3.703cm" svg:y="2.252cm" draw:page-number="60"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s de style – Imbrication</text:span></text:p>
          </draw:text-box>
        </draw:frame>
        <draw:frame presentation:style-name="pr72" draw:text-style-name="P18" draw:layer="layout" svg:width="25.806cm" svg:height="3.796cm" svg:x="1.37cm" svg:y="3.06cm" presentation:class="outline" presentation:user-transformed="true">
          <draw:text-box>
            <text:list text:style-name="L2">
              <text:list-item>
                <text:p text:style-name="P17"><text:span text:style-name="T9">Tout comme les balises html, les sélecteurs css peuvent s’imbriquer</text:span></text:p>
              </text:list-item>
            </text:list>
          </draw:text-box>
        </draw:frame>
        <draw:frame draw:style-name="gr2" draw:text-style-name="P27" draw:layer="layout" svg:width="17.913cm" svg:height="5.291cm" svg:x="5.043cm" svg:y="6.348cm">
          <draw:image xlink:href="Pictures/10000201000002A5000000C8791EC747A206C1D7.png" xlink:type="simple" xlink:show="embed" xlink:actuate="onLoad" loext:mime-type="image/png">
            <text:p/>
          </draw:image>
        </draw:frame>
        <draw:frame presentation:style-name="pr71" draw:text-style-name="P36" draw:layer="layout" svg:width="22.606cm" svg:height="3.777cm" svg:x="2.695cm" svg:y="12.18cm" presentation:class="title" presentation:user-transformed="true">
          <draw:text-box>
            <text:p text:style-name="P13"><text:span text:style-name="T29">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61" presentation:class="page"/>
          <draw:frame presentation:style-name="pr73" draw:text-style-name="P40" draw:layer="layout" svg:width="16.8cm" svg:height="13.365cm" svg:x="2.097cm" svg:y="14.103cm" presentation:class="notes" presentation:user-transformed="true">
            <draw:text-box>
              <text:list text:style-name="L1">
                <text:list-item>
                  <text:p><text:span text:style-name="T6">Avec ce sélecteur, on voit qu’il est possible de mélanger balise et classe, il suffit juste de préfixer la classe avec la balise html que l’on souhaite</text:span></text:p>
                </text:list-item>
              </text:list>
            </draw:text-box>
          </draw:frame>
        </presentation:notes>
      </draw:page>
      <draw:page draw:name="page62"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Feuilles de style – Imbrication</text:span></text:p>
          </draw:text-box>
        </draw:frame>
        <draw:frame presentation:style-name="pr74" draw:text-style-name="P18" draw:layer="layout" svg:width="25.806cm" svg:height="3.796cm" svg:x="1.37cm" svg:y="3.06cm" presentation:class="outline" presentation:user-transformed="true">
          <draw:text-box>
            <text:list text:style-name="L2">
              <text:list-item>
                <text:p text:style-name="P17"><text:span text:style-name="T9">Attention à la sur-imbrication, les sélecteurs trop complexes rendent difficiles la lecture et la réutilisation du sélecteur</text:span></text:p>
              </text:list-item>
            </text:list>
          </draw:text-box>
        </draw:frame>
        <draw:frame draw:style-name="gr2" draw:text-style-name="P27" draw:layer="layout" svg:width="26.855cm" svg:height="3.871cm" svg:x="0.576cm" svg:y="7.556cm">
          <draw:image xlink:href="Pictures/10000201000005A9000000D15FADECCA99FB11C7.png" xlink:type="simple" xlink:show="embed" xlink:actuate="onLoad" loext:mime-type="image/png">
            <text:p/>
          </draw:image>
        </draw:frame>
        <draw:custom-shape draw:style-name="gr72" draw:text-style-name="P44"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5" draw:text-style-name="P36" draw:layer="layout" svg:width="10.183cm" svg:height="1.889cm" svg:x="8.999cm" svg:y="12.109cm" presentation:class="title" presentation:user-transformed="true">
          <draw:text-box>
            <text:p text:style-name="P13"><text:span text:style-name="T29">Mauvaise pratique</text:span></text:p>
          </draw:text-box>
        </draw:frame>
        <presentation:notes draw:style-name="dp2">
          <draw:page-thumbnail draw:style-name="gr3" draw:layer="layout" svg:width="13.586cm" svg:height="11.136cm" svg:x="3.703cm" svg:y="2.252cm" draw:page-number="62" presentation:class="page"/>
          <draw:frame presentation:style-name="pr3" draw:text-style-name="P40" draw:layer="layout" svg:width="16.8cm" svg:height="13.365cm" svg:x="2.097cm" svg:y="14.103cm" presentation:class="notes" presentation:user-transformed="true">
            <draw:text-box>
              <text:p text:style-name="P1"><text:span text:style-name="T37">- Si la sur-imbrication de balises html est une bonne idée (dans une certaine limite), une sur-imbrication de règles css rend très difficile la lecture du css ou sa réutilisation </text:span></text:p>
              <text:p text:style-name="P1"><text:span text:style-name="T37">- Fichier css plus lourd, donc chargement du site plus long</text:span></text:p>
              <text:p text:style-name="P1"><text:span text:style-name="T37">- Bonne pratique : éviter de faire de l’imbrication html, un sélecteur css</text:span></text:p>
            </draw:text-box>
          </draw:frame>
        </presentation:notes>
      </draw:page>
      <draw:page draw:name="page63"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5.198cm" svg:height="1.9cm" svg:x="1.393cm" svg:y="0.836cm" presentation:class="title" presentation:user-transformed="true">
          <draw:text-box>
            <text:p text:style-name="P1"><text:span text:style-name="T33">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3"><text:span text:style-name="T38">Sélecteur css</text:span></text:p>
              </table:table-cell>
              <table:table-cell table:style-name="ce2">
                <text:p text:style-name="P13"><text:span text:style-name="T38">HTML ciblé</text:span></text:p>
              </table:table-cell>
            </table:table-row>
            <table:table-row table:style-name="ro2">
              <table:table-cell table:style-name="ce3">
                <text:p text:style-name="P45"><text:span text:style-name="T39">p </text:span><text:span text:style-name="T40">{ }</text:span></text:p>
              </table:table-cell>
              <table:table-cell table:style-name="ce4">
                <text:p text:style-name="P46"><text:span text:style-name="T41">&lt;p&gt;</text:span><text:span text:style-name="T42">[...]</text:span><text:span text:style-name="T41">&lt;/p&gt;</text:span></text:p>
              </table:table-cell>
            </table:table-row>
            <table:table-row table:style-name="ro3">
              <table:table-cell table:style-name="ce5">
                <text:p text:style-name="P13"><text:span text:style-name="T43">.ma-classe </text:span><text:span text:style-name="T40">{ }</text:span></text:p>
              </table:table-cell>
              <table:table-cell table:style-name="ce6">
                <text:p text:style-name="P47"><text:span text:style-name="T44">&lt;div class=</text:span><text:span text:style-name="T45">"ma-classe"</text:span><text:span text:style-name="T44">&gt;</text:span><text:span text:style-name="T46">[...]</text:span><text:span text:style-name="T44">&lt;/div&gt;</text:span><text:span text:style-name="T44"><text:line-break/></text:span><text:span text:style-name="T44">&lt;img class=</text:span><text:span text:style-name="T45">"ma-classe"</text:span><text:span text:style-name="T44"> src=</text:span><text:span text:style-name="T45">""</text:span><text:span text:style-name="T44">&gt;</text:span></text:p>
              </table:table-cell>
            </table:table-row>
            <table:table-row table:style-name="ro4">
              <table:table-cell table:style-name="ce7">
                <text:p text:style-name="P13"><text:span text:style-name="T43">#un-id </text:span><text:span text:style-name="T40">{ }</text:span></text:p>
              </table:table-cell>
              <table:table-cell table:style-name="ce8"/>
            </table:table-row>
            <table:table-row table:style-name="ro4">
              <table:table-cell table:style-name="ce5">
                <text:p text:style-name="P13"><text:span text:style-name="T39">div</text:span><text:span text:style-name="T43">.ma_classe </text:span><text:span text:style-name="T40">{ }</text:span></text:p>
              </table:table-cell>
              <table:table-cell table:style-name="bw1"/>
            </table:table-row>
            <table:table-row table:style-name="ro4">
              <table:table-cell table:style-name="ce5">
                <text:p text:style-name="P13"><text:span text:style-name="T39">div <text:s/></text:span><text:span text:style-name="T43">.ma-classe </text:span><text:span text:style-name="T40">{ }</text:span></text:p>
              </table:table-cell>
              <table:table-cell table:style-name="bw2"/>
            </table:table-row>
            <table:table-row table:style-name="ro5">
              <table:table-cell table:style-name="ce5">
                <text:p text:style-name="P13"><text:span text:style-name="T47">div</text:span><text:span text:style-name="T48">.ma-classe, </text:span><text:span text:style-name="T47">ul</text:span><text:span text:style-name="T48"> </text:span><text:span text:style-name="T40">{ }</text:span></text:p>
              </table:table-cell>
              <table:table-cell table:style-name="bw1"/>
            </table:table-row>
            <table:table-row table:style-name="ro6" table:default-cell-style-name="ce5">
              <table:table-cell/>
              <table:table-cell>
                <text:p text:style-name="P13"><text:span text:style-name="T44">&lt;</text:span><text:span text:style-name="T49">input</text:span><text:span text:style-name="T44"> class=</text:span><text:span text:style-name="T49">"champ-txt"</text:span><text:span text:style-name="T44"> name=</text:span><text:span text:style-name="T45">"nom" </text:span><text:span text:style-name="T44">type=</text:span><text:span text:style-name="T45">"text"</text:span><text:span text:style-name="T44">&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63"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Bonnes pratiques</text:span></text:p>
          </draw:text-box>
        </draw:frame>
        <draw:frame presentation:style-name="pr76" draw:text-style-name="P18" draw:layer="layout" svg:width="25.806cm" svg:height="14.739cm" svg:x="1.37cm" svg:y="3.06cm" presentation:class="outline" presentation:user-transformed="true">
          <draw:text-box>
            <text:list text:style-name="L2">
              <text:list-item>
                <text:p text:style-name="P17"><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40"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65"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Bonnes pratiques</text:span></text:p>
          </draw:text-box>
        </draw:frame>
        <draw:frame presentation:style-name="pr77" draw:text-style-name="P18" draw:layer="layout" svg:width="25.806cm" svg:height="14.739cm" svg:x="1.37cm" svg:y="3.06cm" presentation:class="outline" presentation:user-transformed="true">
          <draw:text-box>
            <text:list text:style-name="L2">
              <text:list-item>
                <text:p text:style-name="P17"><text:span text:style-name="T9">Utiliser l’attribut id comme sélecteur css</text:span></text:p>
              </text:list-item>
              <text:list-item>
                <text:p text:style-name="P17"><text:span text:style-name="T9">Éviter la redondance des règles</text:span></text:p>
              </text:list-item>
              <text:list-item>
                <text:p text:style-name="P17"><text:span text:style-name="T9">Éviter les sélecteurs trop spécialisés</text:span></text:p>
              </text:list-item>
              <text:list-item>
                <text:p text:style-name="P17"><text:span text:style-name="T9">Limiter le plus possible le css dans les balises html</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55" draw:text-style-name="P38" draw:layer="layout" svg:width="2.187cm" svg:height="14.531cm" draw:transform="rotate (-1.5707963267949) translate (28.19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1" draw:layer="layout" svg:width="25.198cm" svg:height="1.737cm" svg:x="1.393cm" svg:y="0.836cm" presentation:class="title" presentation:user-transformed="true">
          <draw:text-box>
            <text:p text:style-name="P1"><text:span text:style-name="T33">CSS – Récapitulatif</text:span></text:p>
          </draw:text-box>
        </draw:frame>
        <draw:frame presentation:style-name="pr78" draw:text-style-name="P18" draw:layer="layout" svg:width="25.806cm" svg:height="14.464cm" svg:x="1.37cm" svg:y="3.06cm" presentation:class="outline" presentation:user-transformed="true">
          <draw:text-box>
            <text:list text:style-name="L2">
              <text:list-item>
                <text:p text:style-name="P17"><text:span text:style-name="T9">Le css est un langage permettant d’ajouter du style aux pages html</text:span></text:p>
              </text:list-item>
              <text:list-item>
                <text:p text:style-name="P17"><text:span text:style-name="T9">Externalisé le css s’écrit dans un fichier .css</text:span></text:p>
              </text:list-item>
              <text:list-item>
                <text:p text:style-name="P17"><text:span text:style-name="T9">Les propriétés css s’appliquent en cascade</text:span></text:p>
              </text:list-item>
              <text:list-item>
                <text:p text:style-name="P17"><text:span text:style-name="T9">Les propriétés css peuvent être héritées</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7" draw:style-name="dp3" draw:master-page-name="Default" presentation:presentation-page-layout-name="AL3T1">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3" draw:master-page-name="Default" presentation:presentation-page-layout-name="AL3T1">
        <draw:frame presentation:style-name="pr79" draw:text-style-name="P48" draw:layer="layout" svg:width="25.198cm" svg:height="16.255cm" svg:x="1.4cm" svg:y="2.284cm">
          <draw:text-box>
            <text:p><text:span text:style-name="T50">Questions ?</text:span></text:p>
          </draw:text-box>
        </draw:frame>
        <presentation:notes draw:style-name="dp2">
          <draw:page-thumbnail draw:style-name="gr3" draw:layer="layout" svg:width="13.586cm" svg:height="11.136cm" svg:x="3.703cm" svg:y="2.252cm" draw:page-number="68" presentation:class="page"/>
          <draw:frame presentation:style-name="pr3" draw:text-style-name="P4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8T10:40:03.089000000</dc:date>
    <meta:editing-duration>P16DT5M26S</meta:editing-duration>
    <meta:editing-cycles>564</meta:editing-cycles>
    <meta:generator>LibreOffice/6.2.5.2$Windows_X86_64 LibreOffice_project/1ec314fa52f458adc18c4f025c545a4e8b22c159</meta:generator>
    <meta:document-statistic meta:object-count="553"/>
  </office:meta>
</office:document-meta>
</file>